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31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2" style:family="table-cell" style:parent-style-name="Default" style:data-style-name="N0"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3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66" style:family="table-cell" style:parent-style-name="Default" style:data-style-name="N0">
      <style:table-cell-properties fo:border="0.06pt solid #000000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67" style:family="table-cell" style:parent-style-name="Default" style:data-style-name="N1004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fo:font-weight="normal" style:font-name-asian="ＭＳ Ｐゴシック" style:font-size-asian="9pt" style:font-weight-asian="normal" style:font-name-complex="ＭＳ Ｐゴシック1" style:font-size-complex="9pt" style:font-weight-complex="normal"/>
    </style:style>
    <style:style style:name="ce69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7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74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76" style:family="table-cell" style:parent-style-name="Default" style:data-style-name="N40"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8pt" style:font-name-asian="ＭＳ Ｐゴシック" style:font-size-asian="8pt" style:font-name-complex="ＭＳ Ｐゴシック1" style:font-size-complex="8pt"/>
    </style:style>
    <style:style style:name="ce30" style:family="table-cell" style:parent-style-name="Default">
      <style:text-properties style:font-name-asian="游ゴシック1"/>
    </style:style>
    <style:style style:name="ce45" style:family="table-cell" style:parent-style-name="Default">
      <style:table-cell-properties style:text-align-source="value-type" style:repeat-content="false"/>
      <style:paragraph-properties fo:margin-left="0cm"/>
      <style:text-properties style:font-name-asian="游ゴシック1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center" fo:margin-left="0cm"/>
      <style:text-properties fo:font-size="14pt" style:font-name-asian="游ゴシック1" style:font-size-asian="14pt" style:font-size-complex="14pt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fo:font-size="12pt" style:font-name-asian="游ゴシック1" style:font-size-asian="12pt" style:font-size-complex="12pt"/>
    </style:style>
    <style:style style:name="ce48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name-asian="游ゴシック1" style:font-size-asian="12pt" style:font-size-complex="12pt"/>
    </style:style>
    <style:style style:name="ce49" style:family="table-cell" style:parent-style-name="Default">
      <style:table-cell-properties fo:border="none"/>
      <style:text-properties fo:font-size="12pt" style:font-name-asian="游ゴシック1" style:font-size-asian="12pt" style:font-size-complex="12pt"/>
    </style:style>
    <style:style style:name="ce50" style:family="table-cell" style:parent-style-name="Default">
      <style:table-cell-properties fo:border-bottom="none" fo:border-left="none" fo:border-right="none" fo:border-top="0.74pt solid #000000"/>
      <style:text-properties fo:font-size="12pt" style:font-name-asian="游ゴシック1" style:font-size-asian="12pt" style:font-size-complex="12pt"/>
    </style:style>
    <style:style style:name="ce51" style:family="table-cell" style:parent-style-name="Default">
      <style:table-cell-properties style:text-align-source="value-type" style:repeat-content="false" fo:border="none" style:vertical-align="top"/>
      <style:paragraph-properties fo:margin-left="0cm"/>
      <style:text-properties fo:font-size="12pt" style:font-name-asian="游ゴシック1" style:font-size-asian="12pt" style:font-size-complex="12pt"/>
    </style:style>
    <style:style style:name="ce52" style:family="table-cell" style:parent-style-name="Default">
      <style:table-cell-properties fo:border="none" style:vertical-align="top"/>
      <style:text-properties fo:font-size="12pt" style:font-name-asian="游ゴシック1" style:font-size-asian="12pt" style:font-size-complex="12pt"/>
    </style:style>
    <style:style style:name="ce53" style:family="table-cell" style:parent-style-name="Default">
      <style:table-cell-properties fo:border-bottom="0.74pt solid #000000" fo:border-left="none" fo:border-right="none" fo:border-top="none" style:vertical-align="top"/>
      <style:text-properties fo:font-size="12pt" style:font-name-asian="游ゴシック1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font-size="12pt" style:font-name-asian="游ゴシック1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56" style:family="table-cell" style:parent-style-name="Default">
      <style:table-cell-properties fo:border-bottom="0.74pt solid #000000" fo:border-left="none" fo:border-right="none" fo:border-top="none"/>
    </style:style>
    <style:style style:name="ce57" style:family="table-cell" style:parent-style-name="Default">
      <style:table-cell-properties fo:border-bottom="0.74pt solid #000000" fo:border-left="none" fo:border-right="none" fo:border-top="none"/>
      <style:text-properties fo:font-size="12pt" style:font-name-asian="游ゴシック1" style:font-size-asian="12pt" style:font-size-complex="12pt"/>
    </style:style>
    <style:style style:name="ce58" style:family="table-cell" style:parent-style-name="Default">
      <style:table-cell-properties fo:border="none" style:vertical-align="automatic"/>
      <style:text-properties fo:font-size="12pt" style:font-name-asian="游ゴシック1" style:font-size-asian="12pt" style:font-size-complex="12pt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name-asian="游ゴシック1" style:font-size-asian="12pt" style:font-size-complex="12pt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size="12pt" style:font-name-asian="游ゴシック1" style:font-size-asian="12pt" style:font-size-complex="12pt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name-asian="游ゴシック1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-asian="游ゴシック1"/>
    </style:style>
    <style:style style:name="ce63" style:family="table-cell" style:parent-style-name="Default">
      <style:table-cell-properties fo:border-bottom="0.74pt solid #000000" fo:border-left="none" fo:border-right="none" fo:border-top="none"/>
      <style:text-properties style:font-name-asian="游ゴシック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706cm" fo:min-width="3.608cm"/>
      <style:paragraph-properties fo:text-align="center"/>
      <style:text-properties style:font-name-asian="游ゴシック1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cm" fo:min-width="2cm"/>
      <style:paragraph-properties fo:text-align="center"/>
      <style:text-properties style:font-name-asian="游ゴシック1"/>
    </style:style>
    <style:style style:name="gr3" style:family="graphic">
      <style:graphic-properties svg:stroke-color="#000000" draw:fill-color="#ffffff" draw:auto-grow-height="false" fo:min-height="0.816cm" fo:min-width="3.816cm" fo:wrap-option="no-wrap"/>
    </style:style>
    <style:style style:name="gr4" style:family="graphic">
      <style:graphic-properties draw:stroke="none" svg:stroke-color="#000000" draw:fill="none" draw:fill-color="#ffffff" draw:textarea-vertical-align="middle" fo:min-height="0.677cm"/>
      <style:paragraph-properties fo:text-align="center"/>
      <style:text-properties style:font-name-asian="游ゴシック1"/>
    </style:style>
    <style:style style:name="gr5" style:family="graphic">
      <style:graphic-properties draw:stroke="none" svg:stroke-color="#000000" draw:fill="none" draw:fill-color="#ffffff" draw:textarea-vertical-align="middle" fo:min-height="0.933cm"/>
      <style:paragraph-properties fo:text-align="center"/>
      <style:text-properties style:font-name-asian="游ゴシック1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.149cm" fo:min-width="3.234cm"/>
      <style:paragraph-properties fo:text-align="center"/>
    </style:style>
    <style:style style:name="gr7" style:family="graphic">
      <style:graphic-properties svg:stroke-color="#000000" draw:fill-color="#ffffff" draw:auto-grow-height="false" fo:min-height="1.024cm" fo:min-width="3.216cm" fo:wrap-option="no-wrap"/>
    </style:style>
    <style:style style:name="gr8" style:family="graphic">
      <style:graphic-properties svg:stroke-color="#000000" draw:marker-end="Triangle" draw:fill-color="#ffffff" draw:textarea-horizontal-align="center" draw:textarea-vertical-align="middle"/>
      <style:paragraph-properties fo:text-align="center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857cm" fo:min-width="3.551cm"/>
      <style:paragraph-properties fo:text-align="center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83cm" fo:min-width="1.926cm"/>
      <style:paragraph-properties fo:text-align="center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1.265cm" fo:min-width="1.265cm"/>
      <style:paragraph-properties fo:text-align="center"/>
    </style:style>
    <style:style style:name="gr12" style:family="graphic">
      <style:graphic-properties draw:stroke="none" svg:stroke-color="#000000" draw:fill="none" draw:fill-color="#ffffff" draw:textarea-vertical-align="middle" fo:min-height="0.467cm"/>
      <style:paragraph-properties fo:text-align="center"/>
      <style:text-properties style:font-name-asian="游ゴシック1"/>
    </style:style>
    <style:style style:name="gr13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14" style:family="graphic">
      <style:graphic-properties svg:stroke-color="#000000" draw:marker-end="Triangle" draw:fill-color="#000000" draw:textarea-horizontal-align="center" draw:textarea-vertical-align="middle"/>
      <style:paragraph-properties fo:text-align="center"/>
    </style:style>
    <style:style style:name="gr15" style:family="graphic">
      <style:graphic-properties svg:stroke-color="#000000" draw:marker-start="Triangle" draw:fill-color="#000000" draw:textarea-horizontal-align="center" draw:textarea-vertical-align="middle"/>
      <style:paragraph-properties fo:text-align="center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1.424cm" fo:min-width="3.384cm"/>
      <style:paragraph-properties fo:text-align="center"/>
      <style:text-properties style:font-name-asian="游ゴシック1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2cm" fo:min-width="4cm"/>
      <style:paragraph-properties fo:text-align="center"/>
      <style:text-properties style:font-name-asian="游ゴシック1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1cm" fo:min-width="2cm"/>
      <style:paragraph-properties fo:text-align="center"/>
      <style:text-properties style:font-name="游ゴシック1" fo:font-size="11pt" style:font-name-asian="游ゴシック1" style:font-size-asian="11pt" style:font-size-complex="11pt"/>
    </style:style>
    <style:style style:name="gr19" style:family="graphic">
      <style:graphic-properties draw:stroke="none" svg:stroke-color="#000000" draw:fill="none" draw:fill-color="#ffffff" draw:textarea-vertical-align="middle" draw:auto-grow-height="false" fo:min-height="0.467cm"/>
      <style:paragraph-properties fo:text-align="center"/>
      <style:text-properties style:font-name-asian="游ゴシック1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1cm" fo:min-width="2cm"/>
      <style:paragraph-properties fo:text-align="center"/>
      <style:text-properties style:font-name="游ゴシック1" fo:font-size="10pt" style:font-name-asian="游ゴシック1" style:font-size-asian="10pt" style:font-size-complex="10pt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1cm" fo:min-width="2cm"/>
      <style:paragraph-properties fo:text-align="center"/>
      <style:text-properties style:font-name="游ゴシック1" fo:font-size="12pt" style:font-name-asian="游ゴシック1" style:font-size-asian="12pt" style:font-size-complex="12pt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2cm" fo:min-width="4cm"/>
      <style:paragraph-properties fo:text-align="center"/>
    </style:style>
    <style:style style:name="gr23" style:family="graphic">
      <style:graphic-properties svg:stroke-color="#000000" draw:marker-start="" draw:fill-color="#000000" draw:textarea-horizontal-align="center" draw:textarea-vertical-align="middle"/>
      <style:paragraph-properties fo:text-align="center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706cm" fo:min-width="3.518cm"/>
      <style:paragraph-properties fo:text-align="center"/>
      <style:text-properties style:font-name-asian="游ゴシック1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1cm" fo:min-width="1.95cm"/>
      <style:paragraph-properties fo:text-align="center"/>
      <style:text-properties style:font-name-asian="游ゴシック1"/>
    </style:style>
    <style:style style:name="gr26" style:family="graphic">
      <style:graphic-properties svg:stroke-color="#000000" draw:marker-end="線の終点_20_1" draw:fill-color="#000000" draw:textarea-horizontal-align="center" draw:textarea-vertical-align="middle"/>
      <style:paragraph-properties fo:text-align="center"/>
    </style:style>
    <style:style style:name="gr27" style:family="graphic">
      <style:graphic-properties svg:stroke-color="#000000" draw:marker-end="線の終点_20_2" draw:fill-color="#000000" draw:textarea-horizontal-align="center" draw:textarea-vertical-align="middle"/>
      <style:paragraph-properties fo:text-align="center"/>
    </style:style>
    <style:style style:name="gr28" style:family="graphic">
      <style:graphic-properties svg:stroke-color="#000000" draw:marker-end="" draw:fill-color="#000000" draw:textarea-horizontal-align="center" draw:textarea-vertical-align="middle"/>
      <style:paragraph-properties fo:text-align="center"/>
    </style:style>
    <style:style style:name="gr29" style:family="graphic">
      <style:graphic-properties svg:stroke-color="#000000" draw:marker-end="線の終点_20_2" draw:fill="none" draw:textarea-horizontal-align="center" draw:textarea-vertical-align="middle"/>
      <style:paragraph-properties fo:text-align="center"/>
    </style:style>
    <style:style style:name="gr30" style:family="graphic">
      <style:graphic-properties svg:stroke-color="#000000" draw:marker-end="線の終点_20_2" draw:textarea-horizontal-align="center" draw:textarea-vertical-align="middle"/>
      <style:paragraph-properties fo:text-align="center"/>
    </style:style>
    <style:style style:name="gr31" style:family="graphic">
      <style:graphic-properties svg:stroke-color="#000000" draw:fill="none" draw:textarea-horizontal-align="center" draw:textarea-vertical-align="middle"/>
      <style:paragraph-properties fo:text-align="center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2cm" fo:min-width="3.9cm"/>
      <style:paragraph-properties fo:text-align="center"/>
      <style:text-properties style:font-name-asian="游ゴシック1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1cm" fo:min-width="1.95cm"/>
      <style:paragraph-properties fo:text-align="center"/>
      <style:text-properties fo:font-size="10pt" style:font-name-asian="游ゴシック1" style:font-size-asian="10pt" style:font-size-complex="10pt"/>
    </style:style>
    <style:style style:name="gr34" style:family="graphic">
      <style:graphic-properties draw:stroke="none" svg:stroke-color="#000000" draw:fill="none" draw:fill-color="#ffffff" draw:textarea-vertical-align="middle" fo:min-height="0.493cm"/>
      <style:paragraph-properties fo:text-align="center"/>
      <style:text-properties style:font-name-asian="游ゴシック1"/>
    </style:style>
    <style:style style:name="gr35" style:family="graphic">
      <style:graphic-properties svg:stroke-color="#000000" draw:fill-color="#ffffff" draw:textarea-horizontal-align="justify" draw:textarea-vertical-align="middle" draw:auto-grow-height="false" fo:min-height="1cm" fo:min-width="1.95cm"/>
      <style:paragraph-properties fo:text-align="center"/>
      <style:text-properties style:font-name="游ゴシック1" fo:font-size="10pt" style:font-name-asian="游ゴシック1" style:font-size-asian="10pt" style:font-size-complex="10pt"/>
    </style:style>
    <style:style style:name="gr36" style:family="graphic">
      <style:graphic-properties svg:stroke-color="#000000" draw:fill-color="#ffffff" draw:textarea-horizontal-align="justify" draw:textarea-vertical-align="middle" draw:auto-grow-height="false" fo:min-height="1cm" fo:min-width="1.95cm"/>
      <style:paragraph-properties fo:text-align="center"/>
      <style:text-properties style:font-name="游ゴシック1" fo:font-size="12pt" style:font-name-asian="游ゴシック1" style:font-size-asian="12pt" style:font-size-complex="12pt"/>
    </style:style>
    <style:style style:name="gr37" style:family="graphic">
      <style:graphic-properties svg:stroke-color="#000000" draw:marker-start="線の終点_20_2" draw:fill="none" draw:textarea-horizontal-align="center" draw:textarea-vertical-align="middle"/>
      <style:paragraph-properties fo:text-align="center"/>
    </style:style>
    <style:style style:name="gr38" style:family="graphic">
      <style:graphic-properties svg:stroke-color="#000000" draw:marker-start="線の終点_20_2" draw:marker-end="線の終点_20_2" draw:fill="none" draw:textarea-horizontal-align="center" draw:textarea-vertical-align="middle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  <style:text-properties style:font-name-asian="游ゴシック1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-asian="游ゴシック1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style:font-name-asian="游ゴシック1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-asian="游ゴシック1"/>
    </style:style>
    <style:style style:name="P10" style:family="paragraph">
      <loext:graphic-properties draw:fill-color="#ffffff"/>
      <style:paragraph-properties fo:text-align="center" style:writing-mode="lr-tb"/>
      <style:text-properties style:font-name="游ゴシック1" fo:font-size="11pt" style:font-name-asian="游ゴシック1" style:font-size-asian="11pt" style:font-size-complex="11pt"/>
    </style:style>
    <style:style style:name="P11" style:family="paragraph">
      <loext:graphic-properties draw:fill-color="#ffffff"/>
      <style:paragraph-properties fo:text-align="center" style:writing-mode="lr-tb"/>
      <style:text-properties style:font-name="游ゴシック1" fo:font-size="10pt" style:font-name-asian="游ゴシック1" style:font-size-asian="10pt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style:font-name="游ゴシック1" fo:font-size="12pt" style:font-name-asian="游ゴシック1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center" style:writing-mode="lr-tb"/>
      <style:text-properties fo:font-size="10pt" style:font-name-asian="游ゴシック1" style:font-size-asian="10pt" style:font-size-complex="10pt"/>
    </style:style>
    <style:style style:name="T1" style:family="text">
      <style:text-properties style:font-name-asian="游ゴシック1"/>
    </style:style>
    <style:style style:name="T2" style:family="text">
      <style:text-properties style:font-name="游ゴシック1" fo:font-size="11pt" style:font-name-asian="游ゴシック1" style:font-size-asian="11pt" style:font-size-complex="11pt"/>
    </style:style>
    <style:style style:name="T3" style:family="text">
      <style:text-properties style:font-name="游ゴシック1" fo:font-size="10pt" style:font-name-asian="游ゴシック1" style:font-size-asian="10pt" style:font-size-complex="10pt"/>
    </style:style>
    <style:style style:name="T4" style:family="text">
      <style:text-properties style:font-name="游ゴシック1" fo:font-size="12pt" style:font-name-asian="游ゴシック1" style:font-size-asian="12pt" style:font-size-complex="12pt"/>
    </style:style>
    <style:style style:name="T5" style:family="text">
      <style:text-properties fo:font-size="10pt" style:font-name-asian="游ゴシック1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5" table:default-cell-style-name="ce2"/>
        <table:table-column table:style-name="co4" table:number-columns-repeated="1004" table:default-cell-style-name="ce2"/>
        <table:table-row table:style-name="ro1">
          <table:table-cell table:style-name="ce31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68" office:value-type="string" calcext:value-type="string" table:number-columns-spanned="3" table:number-rows-spanned="2">
            <text:p>B-FORME 〇〇工場開発システム</text:p>
          </table:table-cell>
          <table:covered-table-cell table:number-columns-repeated="2"/>
          <table:table-cell table:style-name="ce31" office:value-type="string" calcext:value-type="string" table:number-columns-spanned="2" table:number-rows-spanned="2">
            <text:p>機能名</text:p>
          </table:table-cell>
          <table:covered-table-cell/>
          <table:table-cell table:style-name="ce72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73" office:value-type="string" calcext:value-type="string" table:number-columns-spanned="2" table:number-rows-spanned="1">
            <text:p>作成日</text:p>
          </table:table-cell>
          <table:covered-table-cell/>
          <table:table-cell table:style-name="ce74" table:formula="of:=[.B5]" office:value-type="date" office:date-value="2023-03-21" calcext:value-type="date" table:number-columns-spanned="3" table:number-rows-spanned="1">
            <text:p>2023年3月21日</text:p>
          </table:table-cell>
          <table:covered-table-cell table:number-columns-repeated="2" table:style-name="ce76"/>
          <table:table-cell table:number-columns-repeated="1009"/>
        </table:table-row>
        <table:table-row table:style-name="ro1">
          <table:covered-table-cell table:number-columns-repeated="10"/>
          <table:table-cell table:style-name="ce73" office:value-type="string" calcext:value-type="string" table:number-columns-spanned="2" table:number-rows-spanned="1">
            <text:p>更新日</text:p>
          </table:table-cell>
          <table:covered-table-cell/>
          <table:table-cell table:style-name="ce74" table:formula="of:=LOOKUP(10^10;[.B:.B])" office:value-type="date" office:date-value="2023-06-13" calcext:value-type="date" table:number-columns-spanned="3" table:number-rows-spanned="1">
            <text:p>2023年6月13日</text:p>
          </table:table-cell>
          <table:covered-table-cell table:number-columns-repeated="2" table:style-name="ce7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 table:number-columns-spanned="2" table:number-rows-spanned="1">
            <text:p>年月日</text:p>
          </table:table-cell>
          <table:covered-table-cell/>
          <table:table-cell table:style-name="ce3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3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67" office:value-type="date" office:date-value="2023-03-21" calcext:value-type="date" table:number-columns-spanned="2" table:number-rows-spanned="1">
            <text:p>2023年3月21日</text:p>
          </table:table-cell>
          <table:covered-table-cell table:style-name="ce69"/>
          <table:table-cell table:style-name="ce70" office:value-type="string" calcext:value-type="string">
            <text:p>新規作成</text:p>
          </table:table-cell>
          <table:table-cell table:style-name="ce71" table:number-columns-repeated="8"/>
          <table:table-cell table:style-name="ce75"/>
          <table:table-cell table:style-name="ce77" office:value-type="string" calcext:value-type="string" table:number-columns-spanned="2" table:number-rows-spanned="1">
            <text:p>小柳</text:p>
          </table:table-cell>
          <table:covered-table-cell/>
          <table:table-cell table:number-columns-repeated="1009"/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67" office:value-type="date" office:date-value="2023-06-13" calcext:value-type="date" table:number-columns-spanned="2" table:number-rows-spanned="1">
            <text:p>2023年6月13日</text:p>
          </table:table-cell>
          <table:covered-table-cell table:style-name="ce69"/>
          <table:table-cell table:style-name="ce70" office:value-type="string" calcext:value-type="string">
            <text:p>プログラム作成時の変更に伴い修正</text:p>
          </table:table-cell>
          <table:table-cell table:style-name="ce71" table:number-columns-repeated="8"/>
          <table:table-cell table:style-name="ce75"/>
          <table:table-cell table:style-name="ce77" office:value-type="string" calcext:value-type="string" table:number-columns-spanned="2" table:number-rows-spanned="1">
            <text:p>小柳</text:p>
          </table:table-cell>
          <table:covered-table-cell/>
          <table:table-cell table:number-columns-repeated="1009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4" calcext:value-type="float">
            <text:p>4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5" calcext:value-type="float">
            <text:p>5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6" calcext:value-type="float">
            <text:p>6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7" calcext:value-type="float">
            <text:p>7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8" calcext:value-type="float">
            <text:p>8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9" calcext:value-type="float">
            <text:p>9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0" calcext:value-type="float">
            <text:p>10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1" calcext:value-type="float">
            <text:p>11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2" calcext:value-type="float">
            <text:p>12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3" calcext:value-type="float">
            <text:p>13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4" calcext:value-type="float">
            <text:p>14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5" calcext:value-type="float">
            <text:p>15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6" calcext:value-type="float">
            <text:p>16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7" calcext:value-type="float">
            <text:p>17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8" calcext:value-type="float">
            <text:p>18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66" office:value-type="float" office:value="19" calcext:value-type="float">
            <text:p>19</text:p>
          </table:table-cell>
          <table:table-cell table:style-name="ce67" table:number-columns-spanned="2" table:number-rows-spanned="1"/>
          <table:covered-table-cell table:style-name="ce69"/>
          <table:table-cell table:style-name="ce70"/>
          <table:table-cell table:style-name="ce71" table:number-columns-repeated="8"/>
          <table:table-cell table:style-name="ce75"/>
          <table:table-cell table:style-name="ce77" table:number-columns-spanned="2" table:number-rows-spanned="1"/>
          <table:covered-table-cell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フローチャート図_登録" table:style-name="ta1">
        <table:shapes>
          <draw:custom-shape draw:z-index="0" draw:name="シェイプ 38" draw:style-name="gr1" draw:text-style-name="P2" svg:width="4cm" svg:height="1cm" svg:x="9cm" svg:y="1cm">
            <text:p text:style-name="P1"><text:span text:style-name="T1">開始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2" draw:name="シェイプ 40" draw:style-name="gr2" draw:text-style-name="P2" svg:width="4cm" svg:height="2cm" svg:x="9cm" svg:y="3cm">
            <text:p text:style-name="P1"><text:span text:style-name="T1">参照権限</text:span></text:p>
            <text:p text:style-name="P1"><text:span text:style-name="T1">の有無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g draw:z-index="6">
            <draw:custom-shape draw:name="シェイプ 24" draw:style-name="gr3" draw:text-style-name="P3" svg:width="4cm" svg:height="1cm" svg:x="3cm" svg:y="1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4" draw:text-style-name="P5" svg:width="3.352cm" svg:height="0.677cm" svg:x="3.364cm" svg:y="17.186cm">
              <draw:text-box>
                <text:p text:style-name="P4"><text:span text:style-name="T1">戻るボタン押下</text:span></text:p>
              </draw:text-box>
            </draw:frame>
          </draw:g>
          <draw:g draw:z-index="7">
            <draw:custom-shape draw:name="シェイプ 24" draw:style-name="gr3" draw:text-style-name="P3" svg:width="4cm" svg:height="1cm" svg:x="9cm" svg:y="1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4" draw:text-style-name="P5" svg:width="3.352cm" svg:height="0.677cm" svg:x="9.364cm" svg:y="17.186cm">
              <draw:text-box>
                <text:p text:style-name="P4"><text:span text:style-name="T1">登録ボタン押下</text:span></text:p>
              </draw:text-box>
            </draw:frame>
          </draw:g>
          <draw:g draw:z-index="8">
            <draw:custom-shape draw:name="シェイプ 24" draw:style-name="gr3" draw:text-style-name="P3" svg:width="4cm" svg:height="1cm" svg:x="15cm" svg:y="1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5" draw:text-style-name="P5" svg:width="3.467cm" svg:height="0.933cm" svg:x="15.303cm" svg:y="17.038cm">
              <draw:text-box>
                <text:p text:style-name="P4"><text:span text:style-name="T1">クリアボタン押下</text:span></text:p>
              </draw:text-box>
            </draw:frame>
          </draw:g>
          <draw:custom-shape draw:z-index="14" draw:name="シェイプ 49" draw:style-name="gr6" draw:text-style-name="P6" svg:width="3.234cm" svg:height="1.149cm" svg:x="26.615cm" svg:y="1.0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5" draw:name="シェイプ 50" draw:style-name="gr7" draw:text-style-name="P3" svg:width="3.448cm" svg:height="1.256cm" svg:x="26.615cm" svg:y="3.04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16" draw:name="水平線 13" draw:style-name="gr8" draw:text-style-name="P6" svg:x1="26.615cm" svg:y1="5.488cm" svg:x2="30.147cm" svg:y2="5.488cm">
            <text:p/>
          </draw:line>
          <draw:custom-shape draw:z-index="17" draw:name="シェイプ 51" draw:style-name="gr9" draw:text-style-name="P6" svg:width="3.937cm" svg:height="1.213cm" svg:x="34.728cm" svg:y="0.97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18" draw:name="シェイプ 52" draw:style-name="gr10" draw:text-style-name="P6" svg:width="3.851cm" svg:height="1.659cm" svg:x="34.728cm" svg:y="5.37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z-index="19" draw:name="シェイプ 53" draw:style-name="gr11" draw:text-style-name="P7" svg:width="1.787cm" svg:height="1.787cm" svg:x="34.728cm" svg:y="2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1" draw:name="テキスト枠 42" draw:style-name="gr12" draw:text-style-name="P5" svg:width="0.489cm" svg:height="0.467cm" svg:x="11.084cm" svg:y="24.018cm">
            <draw:text-box>
              <text:p text:style-name="P4"><text:span text:style-name="T1">無</text:span></text:p>
            </draw:text-box>
          </draw:frame>
          <draw:polyline draw:z-index="36" draw:name="4点付きの多折線 3" draw:style-name="gr13" draw:text-style-name="P7" svg:width="0.999cm" svg:height="5.999cm" draw:transform="rotate (-1.5707963267949) translate (17cm 11cm)" svg:viewBox="0 0 1000 6000" draw:points="0,0 1000,0 1000,6000 976,6000">
            <text:p/>
          </draw:polyline>
          <draw:polyline draw:z-index="37" draw:name="3点付きの多折線 19" draw:style-name="gr14" draw:text-style-name="P7" svg:width="5.999cm" svg:height="0.999cm" svg:x="10.999cm" svg:y="15.988cm" svg:viewBox="0 0 6000 1000" draw:points="0,0 6000,0 6000,1000">
            <text:p/>
          </draw:polyline>
          <draw:polyline draw:z-index="38" draw:name="3点付きの多折線 20" draw:style-name="gr14" draw:text-style-name="P7" svg:width="5.999cm" svg:height="0.999cm" draw:transform="rotate (-3.14159265358979) translate (11cm 17cm)" svg:viewBox="0 0 6000 1000" draw:points="0,1000 6000,1000 6000,0">
            <text:p/>
          </draw:polyline>
          <draw:polyline draw:z-index="39" draw:name="3点付きの多折線 21" draw:style-name="gr15" draw:text-style-name="P7" svg:width="6.934cm" svg:height="0.381cm" svg:x="13.025cm" svg:y="13.981cm" svg:viewBox="0 0 6935 382" draw:points="0,0 6935,0 6935,382">
            <text:p/>
          </draw:polyline>
          <draw:polyline draw:z-index="40" draw:name="3点付きの多折線 22" draw:style-name="gr13" draw:text-style-name="P7" svg:width="0.999cm" svg:height="3.499cm" svg:x="18.964cm" svg:y="13.973cm" svg:viewBox="0 0 1000 3500" draw:points="0,3500 1000,3500 1000,0">
            <text:p/>
          </draw:polyline>
          <draw:polyline draw:z-index="41" draw:name="3点付きの多折線 23" draw:style-name="gr15" draw:text-style-name="P7" svg:width="7.039cm" svg:height="0cm" svg:x="13.07cm" svg:y="31.983cm" svg:viewBox="0 0 7040 0" draw:points="7040,0 7040,0 0,0">
            <text:p/>
          </draw:polyline>
          <draw:line draw:z-index="42" draw:name="水平線 10" draw:style-name="gr13" draw:text-style-name="P7" svg:x1="13.002cm" svg:y1="23.024cm" svg:x2="22.004cm" svg:y2="23.024cm">
            <text:p/>
          </draw:line>
          <draw:line draw:z-index="43" draw:name="水平線 11" draw:style-name="gr13" draw:text-style-name="P7" svg:x1="13.024cm" svg:y1="26.003cm" svg:x2="22.004cm" svg:y2="26.003cm">
            <text:p/>
          </draw:line>
          <draw:polyline draw:z-index="44" draw:name="3点付きの多折線 24" draw:style-name="gr13" draw:text-style-name="P7" svg:width="15.957cm" svg:height="6.021cm" draw:transform="rotate (-1.5707963267949) translate (11.002cm 18.046cm)" svg:viewBox="0 0 15958 6022" draw:points="0,6022 15958,6022 15958,0">
            <text:p/>
          </draw:polyline>
          <draw:polyline draw:z-index="47" draw:name="3点付きの多折線 25" draw:style-name="gr14" draw:text-style-name="P7" svg:width="3.999cm" svg:height="4.999cm" svg:x="13cm" svg:y="4cm" svg:viewBox="0 0 4000 5000" draw:points="0,0 4000,0 4000,5000">
            <text:p/>
          </draw:polyline>
          <draw:custom-shape draw:z-index="56" draw:name="シェイプ 1" draw:style-name="gr16" draw:text-style-name="P2" svg:width="3.383cm" svg:height="2.277cm" svg:x="15.279cm" svg:y="27.897cm">
            <text:p text:style-name="P8"><text:span text:style-name="T1">部署情報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6" table:number-columns-repeated="39" table:default-cell-style-name="ce30"/>
        <table:table-column table:style-name="co6" table:number-columns-repeated="985"/>
        <table:table-row table:style-name="ro2">
          <table:table-cell table:number-columns-repeated="23"/>
          <table:table-cell table:style-name="ce46" office:value-type="string" calcext:value-type="string">
            <text:p>凡例</text:p>
          </table:table-cell>
          <table:table-cell table:style-name="ce50" table:number-columns-repeated="14"/>
          <table:table-cell table:style-name="ce59"/>
        </table:table-row>
        <table:table-row table:style-name="ro2">
          <table:table-cell table:number-columns-repeated="23"/>
          <table:table-cell table:style-name="ce47"/>
          <table:table-cell table:style-name="ce51"/>
          <table:table-cell table:style-name="ce54" office:value-type="string" calcext:value-type="string">
            <text:p>処理名：</text:p>
          </table:table-cell>
          <table:table-cell table:style-name="ce49" table:number-columns-repeated="6"/>
          <table:table-cell table:style-name="ce51"/>
          <table:table-cell table:style-name="ce54" office:value-type="string" calcext:value-type="string">
            <text:p>開始・終了：</text:p>
          </table:table-cell>
          <table:table-cell table:style-name="ce49" table:number-columns-repeated="4"/>
          <table:table-cell table:style-name="ce60"/>
        </table:table-row>
        <table:table-row table:style-name="ro2">
          <table:table-cell table:number-columns-repeated="11"/>
          <table:table-cell>
            <draw:line draw:z-index="27" draw:name="垂直線 27" draw:style-name="gr14" draw:text-style-name="P7" svg:x1="0cm" svg:y1="0cm" svg:x2="0cm" svg:y2="1cm">
              <text:p/>
            </draw:line>
          </table:table-cell>
          <table:table-cell table:number-columns-repeated="11"/>
          <table:table-cell table:style-name="ce47"/>
          <table:table-cell table:style-name="ce49" table:number-columns-repeated="14"/>
          <table:table-cell table:style-name="ce60"/>
        </table:table-row>
        <table:table-row table:style-name="ro2">
          <table:table-cell table:number-columns-repeated="13"/>
          <table:table-cell>
            <draw:frame draw:z-index="48" draw:name="テキスト枠 34" draw:style-name="gr12" draw:text-style-name="P5" svg:width="0.489cm" svg:height="0.467cm" svg:x="0cm" svg:y="0.401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9"/>
          <table:table-cell table:style-name="ce47"/>
          <table:table-cell table:style-name="ce52"/>
          <table:table-cell table:style-name="ce55" office:value-type="string" calcext:value-type="string">
            <text:p>ボタン押下：</text:p>
          </table:table-cell>
          <table:table-cell table:style-name="ce49" table:number-columns-repeated="6"/>
          <table:table-cell table:style-name="ce51"/>
          <table:table-cell table:style-name="ce54" office:value-type="string" calcext:value-type="string">
            <text:p>開始・終了：</text:p>
          </table:table-cell>
          <table:table-cell table:style-name="ce49" table:number-columns-repeated="4"/>
          <table:table-cell table:style-name="ce60"/>
        </table:table-row>
        <table:table-row table:style-name="ro2">
          <table:table-cell table:number-columns-repeated="16"/>
          <table:table-cell table:style-name="ce45"/>
          <table:table-cell table:number-columns-repeated="6"/>
          <table:table-cell table:style-name="ce47"/>
          <table:table-cell table:style-name="ce49" table:number-columns-repeated="14"/>
          <table:table-cell table:style-name="ce60"/>
        </table:table-row>
        <table:table-row table:style-name="ro2">
          <table:table-cell table:number-columns-repeated="11"/>
          <table:table-cell>
            <draw:line draw:z-index="28" draw:name="垂直線 28" draw:style-name="gr14" draw:text-style-name="P7" svg:x1="0cm" svg:y1="0cm" svg:x2="0cm" svg:y2="1cm">
              <text:p/>
            </draw:line>
            <draw:frame draw:z-index="46" draw:name="テキスト枠 33" draw:style-name="gr12" draw:text-style-name="P5" svg:width="0.531cm" svg:height="0.467cm" svg:x="0.101cm" svg:y="0.10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1"/>
          <table:table-cell table:style-name="ce47"/>
          <table:table-cell table:style-name="ce52"/>
          <table:table-cell table:style-name="ce55" office:value-type="string" calcext:value-type="string">
            <text:p>処理の流れ：</text:p>
          </table:table-cell>
          <table:table-cell table:style-name="ce49" table:number-columns-repeated="6"/>
          <table:table-cell table:style-name="ce58"/>
          <table:table-cell table:style-name="ce54" office:value-type="string" calcext:value-type="string">
            <text:p>条件：</text:p>
          </table:table-cell>
          <table:table-cell table:style-name="ce49" table:number-columns-repeated="4"/>
          <table:table-cell table:style-name="ce60"/>
        </table:table-row>
        <table:table-row table:style-name="ro2">
          <table:table-cell table:number-columns-repeated="9"/>
          <table:table-cell>
            <draw:custom-shape draw:z-index="3" draw:name="シェイプ 41" draw:style-name="gr17" draw:text-style-name="P9" svg:width="4cm" svg:height="2cm" svg:x="-0.001cm" svg:y="-0.001cm">
              <text:p text:style-name="P1"><text:span text:style-name="T1">部署情報</text:span></text:p>
              <text:p text:style-name="P1"><text:span text:style-name="T1">の取得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3"/>
          <table:table-cell table:style-name="ce47"/>
          <table:table-cell table:style-name="ce49" table:number-columns-repeated="14"/>
          <table:table-cell table:style-name="ce60"/>
        </table:table-row>
        <table:table-row table:style-name="ro2">
          <table:table-cell table:number-columns-repeated="23"/>
          <table:table-cell table:style-name="ce48"/>
          <table:table-cell table:style-name="ce53"/>
          <table:table-cell table:style-name="ce56"/>
          <table:table-cell table:style-name="ce57" table:number-columns-repeated="12"/>
          <table:table-cell table:style-name="ce61"/>
        </table:table-row>
        <table:table-row table:style-name="ro2">
          <table:table-cell table:number-columns-repeated="11"/>
          <table:table-cell>
            <draw:line draw:z-index="29" draw:name="垂直線 29" draw:style-name="gr14" draw:text-style-name="P7" svg:x1="0cm" svg:y1="0cm" svg:x2="0cm" svg:y2="1cm">
              <text:p/>
            </draw:line>
          </table:table-cell>
          <table:table-cell table:number-columns-repeated="11"/>
          <table:table-cell table:style-name="ce49" table:number-columns-repeated="16"/>
        </table:table-row>
        <table:table-row table:style-name="ro2">
          <table:table-cell table:number-columns-repeated="9"/>
          <table:table-cell>
            <draw:custom-shape draw:z-index="23" draw:name="シェイプ 55" draw:style-name="gr2" draw:text-style-name="P2" svg:width="4cm" svg:height="2cm" svg:x="-0.001cm" svg:y="-0.001cm">
              <text:p text:style-name="P1"><text:span text:style-name="T1">操作権限</text:span></text:p>
              <text:p text:style-name="P1"><text:span text:style-name="T1">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3"/>
          <table:table-cell>
            <draw:frame draw:z-index="49" draw:name="テキスト枠 35" draw:style-name="gr12" draw:text-style-name="P5" svg:width="0.489cm" svg:height="0.467cm" svg:x="0cm" svg:y="0.401cm">
              <draw:text-box>
                <text:p text:style-name="P4"><text:span text:style-name="T1">無</text:span></text:p>
              </draw:text-box>
            </draw:frame>
          </table:table-cell>
          <table:table-cell/>
          <table:table-cell>
            <draw:custom-shape draw:z-index="4" draw:name="シェイプ 42" draw:style-name="gr17" draw:text-style-name="P9" svg:width="4cm" svg:height="2cm" svg:x="-0.002cm" svg:y="-0.001cm">
              <text:p text:style-name="P1"><text:span text:style-name="T1">フォーム・ボタン</text:span></text:p>
              <text:p text:style-name="P1"><text:span text:style-name="T1">の無効化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3"/>
        </table:table-row>
        <table:table-row table:style-name="ro2">
          <table:table-cell table:number-columns-repeated="13"/>
          <table:table-cell>
            <draw:line draw:z-index="35" draw:name="垂直線 41" draw:style-name="gr14" draw:text-style-name="P7" svg:x1="-0.001cm" svg:y1="0cm" svg:x2="1.999cm" svg:y2="0cm">
              <text:p/>
            </draw:line>
          </table:table-cell>
          <table:table-cell table:number-columns-repeated="25"/>
        </table:table-row>
        <table:table-row table:style-name="ro2">
          <table:table-cell table:number-columns-repeated="11"/>
          <table:table-cell>
            <draw:line draw:z-index="24" draw:name="垂直線 24" draw:style-name="gr14" draw:text-style-name="P7" svg:x1="0cm" svg:y1="0cm" svg:x2="0cm" svg:y2="2cm">
              <text:p/>
            </draw:line>
            <draw:frame draw:z-index="45" draw:name="テキスト枠 32" draw:style-name="gr12" draw:text-style-name="P5" svg:width="0.531cm" svg:height="0.467cm" svg:x="0.101cm" svg:y="0.10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27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9"/>
          <table:table-cell>
            <draw:custom-shape draw:z-index="5" draw:name="シェイプ 43" draw:style-name="gr17" draw:text-style-name="P9" svg:width="4cm" svg:height="2cm" svg:x="-0.001cm" svg:y="-0.002cm">
              <text:p text:style-name="P1"><text:span text:style-name="T1">初期表示画面</text:span></text:p>
              <text:p text:style-name="P1"><text:span text:style-name="T1">の表示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9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11"/>
          <table:table-cell>
            <draw:line draw:z-index="25" draw:name="垂直線 25" draw:style-name="gr14" draw:text-style-name="P7" svg:x1="0cm" svg:y1="-0.001cm" svg:x2="0cm" svg:y2="1.999cm">
              <text:p/>
            </draw:line>
          </table:table-cell>
          <table:table-cell table:number-columns-repeated="27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11"/>
          <table:table-cell>
            <draw:line draw:z-index="30" draw:name="垂直線 30" draw:style-name="gr14" draw:text-style-name="P7" svg:x1="0cm" svg:y1="0cm" svg:x2="0cm" svg:y2="1cm">
              <text:p/>
            </draw:line>
          </table:table-cell>
          <table:table-cell table:number-columns-repeated="27"/>
        </table:table-row>
        <table:table-row table:style-name="ro2">
          <table:table-cell table:number-columns-repeated="8"/>
          <table:table-cell>
            <draw:custom-shape draw:z-index="10" draw:name="シェイプ 45" draw:style-name="gr17" draw:text-style-name="P9" svg:width="4cm" svg:height="2cm" svg:x="0.951cm" svg:y="0cm">
              <text:p text:style-name="P1"><text:span text:style-name="T1">入力チェック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30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8"/>
          <table:table-cell>
            <draw:custom-shape draw:z-index="9" draw:name="シェイプ 44" draw:style-name="gr18" draw:text-style-name="P10" svg:width="4cm" svg:height="2cm" svg:x="0.976cm" svg:y="0.995cm">
              <text:p text:style-name="P1"><text:span text:style-name="T2">空白チェック</text:span></text:p>
              <text:p text:style-name="P1"><text:span text:style-name="T2">エラー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2"/>
          <table:table-cell>
            <draw:line draw:z-index="31" draw:name="垂直線 31" draw:style-name="gr14" draw:text-style-name="P7" svg:x1="0cm" svg:y1="-0.001cm" svg:x2="0cm" svg:y2="0.999cm">
              <text:p/>
            </draw:line>
          </table:table-cell>
          <table:table-cell table:number-columns-repeated="27"/>
        </table:table-row>
        <table:table-row table:style-name="ro2">
          <table:table-cell table:number-columns-repeated="13"/>
          <table:table-cell>
            <draw:frame draw:z-index="22" draw:name="テキスト枠 43" draw:style-name="gr19" draw:text-style-name="P5" svg:width="0.5cm" svg:height="0.5cm" svg:x="-0.002cm" svg:y="0.497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25"/>
        </table:table-row>
        <table:table-row table:style-name="ro2">
          <table:table-cell table:number-columns-repeated="22"/>
          <table:table-cell>
            <draw:line draw:z-index="54" draw:name="垂直線 1" draw:style-name="gr14" draw:text-style-name="P7" svg:x1="0cm" svg:y1="-0.001cm" svg:x2="0cm" svg:y2="7.98cm">
              <text:p/>
            </draw:line>
          </table:table-cell>
          <table:table-cell table:number-columns-repeated="16"/>
        </table:table-row>
        <table:table-row table:style-name="ro2">
          <table:table-cell table:number-columns-repeated="11"/>
          <table:table-cell>
            <draw:line draw:z-index="32" draw:name="垂直線 32" draw:style-name="gr14" draw:text-style-name="P7" svg:x1="0cm" svg:y1="0cm" svg:x2="0cm" svg:y2="1cm">
              <text:p/>
            </draw:line>
          </table:table-cell>
          <table:table-cell table:number-columns-repeated="27"/>
        </table:table-row>
        <table:table-row table:style-name="ro2">
          <table:table-cell table:number-columns-repeated="9"/>
          <table:table-cell>
            <draw:custom-shape draw:z-index="11" draw:name="シェイプ 46" draw:style-name="gr20" draw:text-style-name="P11" svg:width="4cm" svg:height="2cm" svg:x="0.02cm" svg:y="-0.002cm">
              <text:p text:style-name="P1"><text:span text:style-name="T3">整合性チェック</text:span></text:p>
              <text:p text:style-name="P1"><text:span text:style-name="T3">エラー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3"/>
          <table:table-cell>
            <draw:frame draw:z-index="50" draw:name="テキスト枠 36" draw:style-name="gr12" draw:text-style-name="P5" svg:width="0.531cm" svg:height="0.467cm" svg:x="0cm" svg:y="0.40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25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9"/>
          <table:table-cell>
            <draw:custom-shape draw:z-index="13" draw:name="シェイプ 48" draw:style-name="gr17" draw:text-style-name="P9" svg:width="4cm" svg:height="2cm" svg:x="-0.001cm" svg:y="0.997cm">
              <text:p text:style-name="P1"><text:span text:style-name="T1">部署情報の</text:span></text:p>
              <text:p text:style-name="P1"><text:span text:style-name="T1">登録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/>
          <table:table-cell>
            <draw:line draw:z-index="33" draw:name="垂直線 33" draw:style-name="gr14" draw:text-style-name="P7" svg:x1="0cm" svg:y1="0cm" svg:x2="0cm" svg:y2="1cm">
              <text:p/>
            </draw:line>
            <draw:frame draw:z-index="51" draw:name="テキスト枠 37" draw:style-name="gr12" draw:text-style-name="P5" svg:width="0.489cm" svg:height="0.467cm" svg:x="0.201cm" svg:y="0.001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27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13"/>
          <table:table-cell>
            <draw:polyline draw:z-index="57" draw:name="3点付きの多折線 2" draw:style-name="gr15" draw:text-style-name="P7" svg:width="2.319cm" svg:height="0cm" svg:x="-0.001cm" svg:y="-0.001cm" svg:viewBox="0 0 2320 0" draw:points="2320,0 2320,0 0,0">
              <text:p/>
            </draw:polyline>
          </table:table-cell>
          <table:table-cell table:number-columns-repeated="25"/>
        </table:table-row>
        <table:table-row table:style-name="ro2">
          <table:table-cell table:number-columns-repeated="9"/>
          <table:table-cell>
            <draw:custom-shape draw:z-index="20" draw:name="シェイプ 54" draw:style-name="gr21" draw:text-style-name="P12" svg:width="4cm" svg:height="2cm" svg:x="0.068cm" svg:y="0.972cm">
              <text:p text:style-name="P1"><text:span text:style-name="T4">登録処理</text:span></text:p>
              <text:p text:style-name="P1"><text:span text:style-name="T4">エラー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/>
          <table:table-cell>
            <draw:line draw:z-index="34" draw:name="垂直線 34" draw:style-name="gr14" draw:text-style-name="P7" svg:x1="0cm" svg:y1="-0.001cm" svg:x2="0cm" svg:y2="0.999cm">
              <text:p/>
            </draw:line>
          </table:table-cell>
          <table:table-cell table:number-columns-repeated="8"/>
          <table:table-cell>
            <draw:custom-shape draw:z-index="12" draw:name="シェイプ 47" draw:style-name="gr22" draw:text-style-name="P13" svg:width="4cm" svg:height="2cm" svg:x="0.068cm" svg:y="0.985cm">
              <text:p text:style-name="P1">エラー表示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8"/>
        </table:table-row>
        <table:table-row table:style-name="ro2">
          <table:table-cell table:number-columns-repeated="13"/>
          <table:table-cell>
            <draw:frame draw:z-index="52" draw:name="テキスト枠 38" draw:style-name="gr12" draw:text-style-name="P5" svg:width="0.531cm" svg:height="0.467cm" svg:x="0cm" svg:y="0.4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25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11"/>
          <table:table-cell>
            <draw:line draw:z-index="26" draw:name="垂直線 26" draw:style-name="gr14" draw:text-style-name="P7" svg:x1="0cm" svg:y1="-0.001cm" svg:x2="0cm" svg:y2="1.999cm">
              <text:p/>
            </draw:line>
            <draw:frame draw:z-index="53" draw:name="テキスト枠 39" draw:style-name="gr12" draw:text-style-name="P5" svg:width="0.489cm" svg:height="0.467cm" svg:x="0.101cm" svg:y="0.1cm">
              <draw:text-box>
                <text:p text:style-name="P4"><text:span text:style-name="T1">無</text:span></text:p>
              </draw:text-box>
            </draw:frame>
            <draw:polyline draw:z-index="55" draw:name="3点付きの多折線 1" draw:style-name="gr23" draw:text-style-name="P7" svg:width="10.766cm" svg:height="0.978cm" draw:transform="rotate (-3.14159265358979) translate (10.789cm 0.979cm)" svg:viewBox="0 0 10767 979" draw:points="10767,0 0,0 0,979">
              <text:p/>
            </draw:polyline>
          </table:table-cell>
          <table:table-cell table:number-columns-repeated="27"/>
        </table:table-row>
        <table:table-row table:style-name="ro2">
          <table:table-cell table:number-columns-repeated="9"/>
          <table:table-cell>
            <draw:custom-shape draw:z-index="1" draw:name="シェイプ 39" draw:style-name="gr1" draw:text-style-name="P2" svg:width="4cm" svg:height="1cm" svg:x="-0.001cm" svg:y="0.996cm">
              <text:p text:style-name="P1"><text:span text:style-name="T1">終了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29"/>
        </table:table-row>
        <table:table-row table:style-name="ro2" table:number-rows-repeated="1048540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フローチャート図_削除" table:style-name="ta1">
        <table:shapes>
          <draw:custom-shape draw:z-index="0" draw:name="シェイプ 36" draw:style-name="gr24" draw:text-style-name="P2" svg:width="3.9cm" svg:height="1cm" svg:x="9.026cm" svg:y="0.956cm">
            <text:p text:style-name="P1"><text:span text:style-name="T1">開始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2" draw:name="シェイプ 63" draw:style-name="gr25" draw:text-style-name="P2" svg:width="3.9cm" svg:height="2cm" svg:x="9.011cm" svg:y="8.97cm">
            <text:p text:style-name="P1"><text:span text:style-name="T1">操作権限</text:span></text:p>
            <text:p text:style-name="P1"><text:span text:style-name="T1">の有無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g draw:z-index="6">
            <draw:custom-shape draw:name="シェイプ 24" draw:style-name="gr3" draw:text-style-name="P3" svg:width="4cm" svg:height="1cm" svg:x="3.025cm" svg:y="17.045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4" draw:text-style-name="P5" svg:width="3.352cm" svg:height="0.677cm" svg:x="3.389cm" svg:y="17.231cm">
              <draw:text-box>
                <text:p text:style-name="P4"><text:span text:style-name="T1">戻るボタン押下</text:span></text:p>
              </draw:text-box>
            </draw:frame>
          </draw:g>
          <draw:line draw:z-index="11" draw:name="垂直線 18" draw:style-name="gr26" draw:text-style-name="P7" svg:x1="10.979cm" svg:y1="1.956cm" svg:x2="10.979cm" svg:y2="2.963cm">
            <text:p/>
          </draw:line>
          <draw:line draw:z-index="12" draw:name="垂直線 19" draw:style-name="gr26" draw:text-style-name="P7" svg:x1="10.957cm" svg:y1="4.997cm" svg:x2="10.957cm" svg:y2="5.991cm">
            <text:p/>
          </draw:line>
          <draw:polyline draw:z-index="13" draw:name="3点付きの多折線 5" draw:style-name="gr26" draw:text-style-name="P7" svg:width="6.023cm" svg:height="1.001cm" draw:transform="rotate (-3.14159265358979) translate (10.958cm 17.005cm)" svg:viewBox="0 0 6024 1002" draw:points="0,1002 6024,1002 6024,0">
            <text:p/>
          </draw:polyline>
          <draw:line draw:z-index="14" draw:name="垂直線 20" draw:style-name="gr27" draw:text-style-name="P7" svg:x1="11.001cm" svg:y1="14.954cm" svg:x2="11.001cm" svg:y2="17.026cm">
            <text:p/>
          </draw:line>
          <draw:line draw:z-index="15" draw:name="垂直線 21" draw:style-name="gr26" draw:text-style-name="P7" svg:x1="10.974cm" svg:y1="29.966cm" svg:x2="10.974cm" svg:y2="30.983cm">
            <text:p/>
          </draw:line>
          <draw:line draw:z-index="16" draw:name="垂直線 35" draw:style-name="gr26" draw:text-style-name="P7" svg:x1="10.995cm" svg:y1="17.981cm" svg:x2="10.995cm" svg:y2="18.968cm">
            <text:p/>
          </draw:line>
          <draw:line draw:z-index="17" draw:name="垂直線 36" draw:style-name="gr26" draw:text-style-name="P7" svg:x1="11.017cm" svg:y1="20.967cm" svg:x2="11.017cm" svg:y2="21.935cm">
            <text:p/>
          </draw:line>
          <draw:g draw:z-index="18">
            <draw:custom-shape draw:name="シェイプ 24" draw:style-name="gr3" draw:text-style-name="P3" svg:width="4cm" svg:height="1cm" svg:x="8.981cm" svg:y="16.979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4" draw:text-style-name="P5" svg:width="3.352cm" svg:height="0.677cm" svg:x="9.345cm" svg:y="17.165cm">
              <draw:text-box>
                <text:p text:style-name="P4"><text:span text:style-name="T1">削除ボタン押下</text:span></text:p>
              </draw:text-box>
            </draw:frame>
          </draw:g>
          <draw:line draw:z-index="20" draw:name="垂直線 37" draw:style-name="gr26" draw:text-style-name="P7" svg:x1="11.023cm" svg:y1="32.961cm" svg:x2="11.023cm" svg:y2="34.963cm">
            <text:p/>
          </draw:line>
          <draw:custom-shape draw:z-index="21" draw:name="シェイプ 72" draw:style-name="gr6" draw:text-style-name="P6" svg:width="3.234cm" svg:height="1.149cm" svg:x="26.615cm" svg:y="1.0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2" draw:name="シェイプ 73" draw:style-name="gr7" draw:text-style-name="P3" svg:width="3.448cm" svg:height="1.256cm" svg:x="26.615cm" svg:y="3.04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23" draw:name="水平線 9" draw:style-name="gr8" draw:text-style-name="P6" svg:x1="26.615cm" svg:y1="5.488cm" svg:x2="30.147cm" svg:y2="5.488cm">
            <text:p/>
          </draw:line>
          <draw:custom-shape draw:z-index="24" draw:name="シェイプ 74" draw:style-name="gr9" draw:text-style-name="P6" svg:width="3.937cm" svg:height="1.213cm" svg:x="34.728cm" svg:y="0.97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25" draw:name="シェイプ 75" draw:style-name="gr10" draw:text-style-name="P6" svg:width="3.851cm" svg:height="1.659cm" svg:x="34.728cm" svg:y="5.37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z-index="26" draw:name="シェイプ 76" draw:style-name="gr11" draw:text-style-name="P7" svg:width="1.787cm" svg:height="1.787cm" svg:x="34.728cm" svg:y="2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8" draw:name="垂直線 38" draw:style-name="gr14" draw:text-style-name="P7" svg:x1="10.98cm" svg:y1="10.993cm" svg:x2="10.98cm" svg:y2="12.974cm">
            <text:p/>
          </draw:line>
          <draw:polyline draw:z-index="29" draw:name="3点付きの多折線 8" draw:style-name="gr13" draw:text-style-name="P7" svg:width="0.954cm" svg:height="5.979cm" draw:transform="rotate (-1.5707963267949) translate (16.96cm 11.045cm)" svg:viewBox="0 0 955 5980" draw:points="0,0 955,0 955,5980">
            <text:p/>
          </draw:polyline>
          <draw:line draw:z-index="30" draw:name="水平線 17" draw:style-name="gr28" draw:text-style-name="P7" svg:x1="12.98cm" svg:y1="25.939cm" svg:x2="21.961cm" svg:y2="25.939cm">
            <text:p/>
          </draw:line>
          <draw:line draw:z-index="31" draw:name="垂直線 39" draw:style-name="gr14" draw:text-style-name="P7" svg:x1="10.959cm" svg:y1="27.045cm" svg:x2="10.959cm" svg:y2="28.003cm">
            <text:p/>
          </draw:line>
          <draw:line draw:z-index="32" draw:name="垂直線 40" draw:style-name="gr14" draw:text-style-name="P7" svg:x1="10.98cm" svg:y1="23.981cm" svg:x2="10.98cm" svg:y2="25.024cm">
            <text:p/>
          </draw:line>
          <draw:polyline draw:z-index="33" draw:name="3点付きの多折線 16" draw:style-name="gr13" draw:text-style-name="P7" svg:width="16.02cm" svg:height="6.021cm" draw:transform="rotate (-1.5707963267949) translate (11.041cm 17.979cm)" svg:viewBox="0 0 16021 6022" draw:points="0,6022 16021,6022 16021,0">
            <text:p/>
          </draw:polyline>
          <draw:frame draw:z-index="34" draw:name="テキスト枠 26" draw:style-name="gr12" draw:text-style-name="P5" svg:width="0.509cm" svg:height="0.467cm" svg:x="13.026cm" svg:y="3.448cm">
            <draw:text-box>
              <text:p text:style-name="P4"><text:span text:style-name="T1">無</text:span></text:p>
            </draw:text-box>
          </draw:frame>
          <draw:polyline draw:z-index="47" draw:name="3点付きの多折線 26" draw:style-name="gr14" draw:text-style-name="P7" svg:width="3.996cm" svg:height="5.086cm" svg:x="13.027cm" svg:y="3.915cm" svg:viewBox="0 0 3997 5087" draw:points="0,0 3997,0 3997,5087">
            <text:p/>
          </draw:polyline>
          <draw:polyline draw:z-index="49" draw:name="3点付きの多折線 27" draw:style-name="gr29" draw:text-style-name="P14" svg:width="6cm" svg:height="0.998cm" svg:x="11.001cm" svg:y="16.004cm" svg:viewBox="0 0 6001 999" draw:points="0,0 6001,0 6001,999">
            <text:p/>
          </draw:polyline>
          <draw:polyline draw:z-index="50" draw:name="4点付きの多折線 1" draw:style-name="gr30" draw:text-style-name="P4" svg:width="7.06cm" svg:height="3.489cm" svg:x="12.942cm" svg:y="13.96cm" svg:viewBox="0 0 7061 3490" draw:points="6061,3490 7061,3490 7061,0 0,0">
            <text:p/>
          </draw:polyline>
          <draw:polyline draw:z-index="51" draw:name="3点付きの多折線 3" draw:style-name="gr29" draw:text-style-name="P14" svg:width="9.013cm" svg:height="8.022cm" svg:x="12.947cm" svg:y="22.961cm" svg:viewBox="0 0 9014 8023" draw:points="0,0 9014,0 9014,8023">
            <text:p/>
          </draw:polyline>
          <draw:polyline draw:z-index="53" draw:name="4点付きの多折線 2" draw:style-name="gr31" draw:text-style-name="P14" svg:width="1.02cm" svg:height="10.936cm" draw:transform="rotate (-1.5707963267949) translate (21.959cm 32.979cm)" svg:viewBox="0 0 1021 10937" draw:points="0,0 1021,0 1021,10937 980,10937">
            <text:p/>
          </draw:polyline>
          <draw:line draw:z-index="54" draw:name="水平線 2" draw:style-name="gr29" draw:text-style-name="P14" svg:x1="12.879cm" svg:y1="29.004cm" svg:x2="14.949cm" svg:y2="29.004cm">
            <text:p/>
          </draw:line>
        </table:shapes>
        <table:table-column table:style-name="co6" table:number-columns-repeated="1023" table:default-cell-style-name="ce30"/>
        <table:table-column table:style-name="co5" table:default-cell-style-name="ce30"/>
        <table:table-row table:style-name="ro2">
          <table:table-cell table:number-columns-repeated="23"/>
          <table:table-cell table:style-name="ce46" office:value-type="string" calcext:value-type="string">
            <text:p>凡例</text:p>
          </table:table-cell>
          <table:table-cell table:style-name="ce50" table:number-columns-repeated="14"/>
          <table:table-cell table:style-name="ce59"/>
          <table:table-cell table:number-columns-repeated="985"/>
        </table:table-row>
        <table:table-row table:style-name="ro2">
          <table:table-cell table:number-columns-repeated="23"/>
          <table:table-cell table:style-name="ce47"/>
          <table:table-cell table:style-name="ce51"/>
          <table:table-cell table:style-name="ce54" office:value-type="string" calcext:value-type="string">
            <text:p>処理名：</text:p>
          </table:table-cell>
          <table:table-cell table:style-name="ce49" table:number-columns-repeated="6"/>
          <table:table-cell table:style-name="ce51"/>
          <table:table-cell table:style-name="ce54" office:value-type="string" calcext:value-type="string">
            <text:p>開始・終了：</text:p>
          </table:table-cell>
          <table:table-cell table:style-name="ce49" table:number-columns-repeated="4"/>
          <table:table-cell table:style-name="ce60"/>
          <table:table-cell table:number-columns-repeated="985"/>
        </table:table-row>
        <table:table-row table:style-name="ro2">
          <table:table-cell table:number-columns-repeated="9"/>
          <table:table-cell>
            <draw:custom-shape draw:z-index="40" draw:name="シェイプ 56" draw:style-name="gr25" draw:text-style-name="P2" svg:width="3.9cm" svg:height="2cm" svg:x="0.021cm" svg:y="0.957cm">
              <text:p text:style-name="P1"><text:span text:style-name="T1">参照権限</text:span></text:p>
              <text:p text:style-name="P1"><text:span text:style-name="T1">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13"/>
          <table:table-cell table:style-name="ce47"/>
          <table:table-cell table:style-name="ce49" table:number-columns-repeated="14"/>
          <table:table-cell table:style-name="ce60"/>
          <table:table-cell table:number-columns-repeated="985"/>
        </table:table-row>
        <table:table-row table:style-name="ro2">
          <table:table-cell table:number-columns-repeated="23"/>
          <table:table-cell table:style-name="ce47"/>
          <table:table-cell table:style-name="ce52"/>
          <table:table-cell table:style-name="ce62" office:value-type="string" calcext:value-type="string">
            <text:p>ボタン押下：</text:p>
          </table:table-cell>
          <table:table-cell table:style-name="ce49" table:number-columns-repeated="6"/>
          <table:table-cell table:style-name="ce51"/>
          <table:table-cell table:style-name="ce54" office:value-type="string" calcext:value-type="string">
            <text:p>開始・終了：</text:p>
          </table:table-cell>
          <table:table-cell table:style-name="ce49" table:number-columns-repeated="4"/>
          <table:table-cell table:style-name="ce60"/>
          <table:table-cell table:number-columns-repeated="985"/>
        </table:table-row>
        <table:table-row table:style-name="ro2">
          <table:table-cell table:number-columns-repeated="23"/>
          <table:table-cell table:style-name="ce47"/>
          <table:table-cell table:style-name="ce49" table:number-columns-repeated="14"/>
          <table:table-cell table:style-name="ce60"/>
          <table:table-cell table:number-columns-repeated="985"/>
        </table:table-row>
        <table:table-row table:style-name="ro2">
          <table:table-cell table:number-columns-repeated="11"/>
          <table:table-cell>
            <draw:frame draw:z-index="35" draw:name="テキスト枠 27" draw:style-name="gr12" draw:text-style-name="P5" svg:width="0.51cm" svg:height="0.467cm" svg:x="0.128cm" svg:y="0.075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1"/>
          <table:table-cell table:style-name="ce47"/>
          <table:table-cell table:style-name="ce52"/>
          <table:table-cell table:style-name="ce62" office:value-type="string" calcext:value-type="string">
            <text:p>処理の流れ：</text:p>
          </table:table-cell>
          <table:table-cell table:style-name="ce49" table:number-columns-repeated="6"/>
          <table:table-cell table:style-name="ce58"/>
          <table:table-cell table:style-name="ce54" office:value-type="string" calcext:value-type="string">
            <text:p>条件：</text:p>
          </table:table-cell>
          <table:table-cell table:style-name="ce49" table:number-columns-repeated="4"/>
          <table:table-cell table:style-name="ce60"/>
          <table:table-cell table:number-columns-repeated="985"/>
        </table:table-row>
        <table:table-row table:style-name="ro2">
          <table:table-cell table:number-columns-repeated="9"/>
          <table:table-cell>
            <draw:custom-shape draw:z-index="3" draw:name="シェイプ 64" draw:style-name="gr32" draw:text-style-name="P9" svg:width="3.9cm" svg:height="2cm" svg:x="0.069cm" svg:y="0.015cm">
              <text:p text:style-name="P1"><text:span text:style-name="T1">部署情報</text:span></text:p>
              <text:p text:style-name="P1"><text:span text:style-name="T1">の取得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3"/>
          <table:table-cell table:style-name="ce47"/>
          <table:table-cell table:style-name="ce49" table:number-columns-repeated="14"/>
          <table:table-cell table:style-name="ce60"/>
          <table:table-cell table:number-columns-repeated="985"/>
        </table:table-row>
        <table:table-row table:style-name="ro2">
          <table:table-cell table:number-columns-repeated="23"/>
          <table:table-cell table:style-name="ce48"/>
          <table:table-cell table:style-name="ce53"/>
          <table:table-cell table:style-name="ce63"/>
          <table:table-cell table:style-name="ce57" table:number-columns-repeated="12"/>
          <table:table-cell table:style-name="ce61"/>
          <table:table-cell table:number-columns-repeated="985"/>
        </table:table-row>
        <table:table-row table:style-name="ro2">
          <table:table-cell table:number-columns-repeated="11"/>
          <table:table-cell>
            <draw:line draw:z-index="41" draw:name="垂直線 22" draw:style-name="gr26" draw:text-style-name="P7" svg:x1="0cm" svg:y1="0cm" svg:x2="0cm" svg:y2="0.994cm">
              <text:p/>
            </draw:line>
          </table:table-cell>
          <table:table-cell table:number-columns-repeated="11"/>
          <table:table-cell table:style-name="ce49" table:number-columns-repeated="16"/>
          <table:table-cell table:number-columns-repeated="985"/>
        </table:table-row>
        <table:table-row table:style-name="ro2">
          <table:table-cell table:number-columns-repeated="13"/>
          <table:table-cell>
            <draw:frame draw:z-index="46" draw:name="テキスト枠 41" draw:style-name="gr12" draw:text-style-name="P5" svg:width="0.509cm" svg:height="0.467cm" svg:x="0cm" svg:y="0.401cm">
              <draw:text-box>
                <text:p text:style-name="P4"><text:span text:style-name="T1">無</text:span></text:p>
              </draw:text-box>
            </draw:frame>
          </table:table-cell>
          <table:table-cell/>
          <table:table-cell>
            <draw:custom-shape draw:z-index="4" draw:name="シェイプ 65" draw:style-name="gr32" draw:text-style-name="P9" svg:width="3.9cm" svg:height="2cm" svg:x="0.05cm" svg:y="0.001cm">
              <text:p text:style-name="P1"><text:span text:style-name="T1">フォーム・ボタン</text:span></text:p>
              <text:p text:style-name="P1"><text:span text:style-name="T1">の無効化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08"/>
        </table:table-row>
        <table:table-row table:style-name="ro2">
          <table:table-cell table:number-columns-repeated="12"/>
          <table:table-cell>
            <draw:line draw:z-index="42" draw:name="水平線 12" draw:style-name="gr26" draw:text-style-name="P7" svg:x1="0.955cm" svg:y1="0cm" svg:x2="3.095cm" svg:y2="0cm">
              <text:p/>
            </draw:line>
          </table:table-cell>
          <table:table-cell table:number-columns-repeated="1011"/>
        </table:table-row>
        <table:table-row table:style-name="ro2">
          <table:table-cell table:number-columns-repeated="11"/>
          <table:table-cell>
            <draw:frame draw:z-index="45" draw:name="テキスト枠 40" draw:style-name="gr12" draw:text-style-name="P5" svg:width="0.51cm" svg:height="0.467cm" svg:x="0.1cm" svg:y="0.10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9"/>
          <table:table-cell>
            <draw:custom-shape draw:z-index="5" draw:name="シェイプ 66" draw:style-name="gr32" draw:text-style-name="P9" svg:width="3.9cm" svg:height="2cm" svg:x="0.04cm" svg:y="0.931cm">
              <text:p text:style-name="P1"><text:span text:style-name="T1">初期表示画面</text:span></text:p>
              <text:p text:style-name="P1"><text:span text:style-name="T1">の表示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9"/>
          <table:table-cell office:value-type="string" calcext:value-type="string">
            <text:p>　</text:p>
          </table:table-cell>
          <table:table-cell table:number-columns-repeated="994"/>
        </table:table-row>
        <table:table-row table:style-name="ro2">
          <table:table-cell table:number-columns-repeated="15"/>
          <table:table-cell>
            <draw:g draw:z-index="48">
              <draw:custom-shape draw:name="シェイプ 24" draw:style-name="gr3" draw:text-style-name="P3" svg:width="4cm" svg:height="1cm" svg:x="0cm" svg:y="0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frame draw:name="テキスト枠 1" draw:style-name="gr5" draw:text-style-name="P5" svg:width="3.467cm" svg:height="0.933cm" svg:x="0.303cm" svg:y="0.038cm">
                <draw:text-box>
                  <text:p text:style-name="P4"><text:span text:style-name="T1">クリアボタン押下</text:span></text:p>
                </draw:text-box>
              </draw:frame>
            </draw:g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>
            <draw:custom-shape draw:z-index="8" draw:name="シェイプ 68" draw:style-name="gr32" draw:text-style-name="P9" svg:width="3.9cm" svg:height="2cm" svg:x="0.019cm" svg:y="0.021cm">
              <text:p text:style-name="P1"><text:span text:style-name="T1">エラーチェック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>
            <draw:custom-shape draw:z-index="7" draw:name="シェイプ 67" draw:style-name="gr33" draw:text-style-name="P15" svg:width="3.9cm" svg:height="2cm" svg:x="0.045cm" svg:y="0.965cm">
              <text:p text:style-name="P1"><text:span text:style-name="T5">チェックボックス</text:span></text:p>
              <text:p text:style-name="P1"><text:span text:style-name="T5">チェック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1014"/>
        </table:table-row>
        <table:table-row table:style-name="ro2">
          <table:table-cell table:number-columns-repeated="12"/>
          <table:table-cell>
            <draw:frame draw:z-index="37" draw:name="テキスト枠 31" draw:style-name="gr34" draw:text-style-name="P5" svg:width="0.509cm" svg:height="0.493cm" svg:x="0.981cm" svg:y="0.289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1011"/>
        </table:table-row>
        <table:table-row table:style-name="ro2">
          <table:table-cell table:number-columns-repeated="11"/>
          <table:table-cell>
            <draw:frame draw:z-index="36" draw:name="テキスト枠 30" draw:style-name="gr12" draw:text-style-name="P5" svg:width="0.51cm" svg:height="0.467cm" svg:x="0.201cm" svg:y="0.98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9"/>
          <table:table-cell>
            <draw:custom-shape draw:z-index="9" draw:name="シェイプ 69" draw:style-name="gr35" draw:text-style-name="P11" svg:width="3.9cm" svg:height="2cm" svg:x="0.029cm" svg:y="0.953cm">
              <text:p text:style-name="P1"><text:span text:style-name="T3">整合性チェック</text:span></text:p>
              <text:p text:style-name="P1"><text:span text:style-name="T3">エラー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1014"/>
        </table:table-row>
        <table:table-row table:style-name="ro2">
          <table:table-cell table:number-columns-repeated="13"/>
          <table:table-cell>
            <draw:frame draw:z-index="39" draw:name="テキスト枠 49" draw:style-name="gr12" draw:text-style-name="P5" svg:width="0.51cm" svg:height="0.467cm" svg:x="0.169cm" svg:y="0.38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>
            <draw:custom-shape draw:z-index="19" draw:name="シェイプ 71" draw:style-name="gr32" draw:text-style-name="P9" svg:width="3.9cm" svg:height="2cm" svg:x="0.977cm" svg:y="0.957cm">
              <text:p text:style-name="P1"><text:span text:style-name="T1">部署情報の</text:span></text:p>
              <text:p text:style-name="P1"><text:span text:style-name="T1">削除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"/>
          <table:table-cell>
            <draw:frame draw:z-index="38" draw:name="テキスト枠 48" draw:style-name="gr12" draw:text-style-name="P5" svg:width="0.509cm" svg:height="0.467cm" svg:x="0.16cm" svg:y="0.147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3"/>
          <table:table-cell>
            <draw:custom-shape draw:z-index="55" draw:name="シェイプ 2" draw:style-name="gr16" draw:text-style-name="P2" svg:width="3.383cm" svg:height="2.277cm" svg:x="0.001cm" svg:y="0.801cm">
              <text:p text:style-name="P8"><text:span text:style-name="T1">部署情報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draw:custom-shape draw:z-index="27" draw:name="シェイプ 77" draw:style-name="gr36" draw:text-style-name="P12" svg:width="3.9cm" svg:height="2cm" svg:x="0.021cm" svg:y="0.955cm">
              <text:p text:style-name="P1"><text:span text:style-name="T4">削除処理</text:span></text:p>
              <text:p text:style-name="P1"><text:span text:style-name="T4">エラー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9"/>
          <table:table-cell>
            <draw:custom-shape draw:z-index="10" draw:name="シェイプ 70" draw:style-name="gr32" draw:text-style-name="P9" svg:width="3.9cm" svg:height="2cm" svg:x="0.957cm" svg:y="0.979cm">
              <text:p text:style-name="P1"><text:span text:style-name="T1">エラー表示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04"/>
        </table:table-row>
        <table:table-row table:style-name="ro2">
          <table:table-cell table:number-columns-repeated="13"/>
          <table:table-cell>
            <draw:frame draw:z-index="44" draw:name="テキスト枠 29" draw:style-name="gr12" draw:text-style-name="P5" svg:width="0.51cm" svg:height="0.467cm" svg:x="-0.001cm" svg:y="0.4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010"/>
        </table:table-row>
        <table:table-row table:style-name="ro2">
          <table:table-cell table:number-columns-repeated="13"/>
          <table:table-cell>
            <draw:line draw:z-index="52" draw:name="水平線 1" draw:style-name="gr27" draw:text-style-name="P7" svg:x1="0cm" svg:y1="-0.001cm" svg:x2="6.873cm" svg:y2="-0.001cm">
              <text:p/>
            </draw:line>
          </table:table-cell>
          <table:table-cell table:number-columns-repeated="1010"/>
        </table:table-row>
        <table:table-row table:style-name="ro2">
          <table:table-cell table:number-columns-repeated="11"/>
          <table:table-cell>
            <draw:frame draw:z-index="43" draw:name="テキスト枠 28" draw:style-name="gr12" draw:text-style-name="P5" svg:width="0.509cm" svg:height="0.467cm" svg:x="0.101cm" svg:y="0.1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>
            <draw:custom-shape draw:z-index="1" draw:name="シェイプ 62" draw:style-name="gr24" draw:text-style-name="P2" svg:width="3.9cm" svg:height="1cm" svg:x="0.019cm" svg:y="0.001cm">
              <text:p text:style-name="P1"><text:span text:style-name="T1">終了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フローチャート図_遷移" table:style-name="ta1">
        <table:shapes>
          <draw:custom-shape draw:z-index="0" draw:name="シェイプ 38" draw:style-name="gr1" draw:text-style-name="P2" svg:width="4cm" svg:height="1cm" svg:x="9cm" svg:y="1cm">
            <text:p text:style-name="P1"><text:span text:style-name="T1">開始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2" draw:name="シェイプ 40" draw:style-name="gr2" draw:text-style-name="P2" svg:width="4cm" svg:height="2cm" svg:x="9cm" svg:y="3cm">
            <text:p text:style-name="P1"><text:span text:style-name="T1">参照権限</text:span></text:p>
            <text:p text:style-name="P1"><text:span text:style-name="T1">の有無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g draw:z-index="6">
            <draw:custom-shape draw:name="シェイプ 24" draw:style-name="gr3" draw:text-style-name="P3" svg:width="4cm" svg:height="1cm" svg:x="3cm" svg:y="1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4" draw:text-style-name="P5" svg:width="3.352cm" svg:height="0.677cm" svg:x="3.364cm" svg:y="17.186cm">
              <draw:text-box>
                <text:p text:style-name="P4"><text:span text:style-name="T1">戻るボタン押下</text:span></text:p>
              </draw:text-box>
            </draw:frame>
          </draw:g>
          <draw:g draw:z-index="7">
            <draw:custom-shape draw:name="シェイプ 24" draw:style-name="gr3" draw:text-style-name="P3" svg:width="4cm" svg:height="1cm" svg:x="33.044cm" svg:y="15.5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5" draw:text-style-name="P5" svg:width="3.467cm" svg:height="0.933cm" svg:x="33.347cm" svg:y="15.568cm">
              <draw:text-box>
                <text:p text:style-name="P4"><text:span text:style-name="T1">クリアボタン押下</text:span></text:p>
              </draw:text-box>
            </draw:frame>
          </draw:g>
          <draw:custom-shape draw:z-index="8" draw:name="シェイプ 49" draw:style-name="gr6" draw:text-style-name="P6" svg:width="3.234cm" svg:height="1.149cm" svg:x="26.615cm" svg:y="1.0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9" draw:name="シェイプ 50" draw:style-name="gr7" draw:text-style-name="P3" svg:width="3.448cm" svg:height="1.256cm" svg:x="26.615cm" svg:y="3.04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10" draw:name="水平線 13" draw:style-name="gr8" draw:text-style-name="P6" svg:x1="26.615cm" svg:y1="5.488cm" svg:x2="30.147cm" svg:y2="5.488cm">
            <text:p/>
          </draw:line>
          <draw:custom-shape draw:z-index="11" draw:name="シェイプ 51" draw:style-name="gr9" draw:text-style-name="P6" svg:width="3.937cm" svg:height="1.213cm" svg:x="34.728cm" svg:y="0.97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12" draw:name="シェイプ 52" draw:style-name="gr10" draw:text-style-name="P6" svg:width="3.851cm" svg:height="1.659cm" svg:x="34.728cm" svg:y="5.37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z-index="13" draw:name="シェイプ 53" draw:style-name="gr11" draw:text-style-name="P7" svg:width="1.787cm" svg:height="1.787cm" svg:x="34.728cm" svg:y="2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z-index="21" draw:name="4点付きの多折線 3" draw:style-name="gr13" draw:text-style-name="P7" svg:width="0.999cm" svg:height="5.999cm" draw:transform="rotate (-1.5707963267949) translate (17cm 11cm)" svg:viewBox="0 0 1000 6000" draw:points="0,0 1000,0 1000,6000 976,6000">
            <text:p/>
          </draw:polyline>
          <draw:polyline draw:z-index="22" draw:name="3点付きの多折線 24" draw:style-name="gr13" draw:text-style-name="P7" svg:width="16.936cm" svg:height="15.022cm" draw:transform="rotate (-1.5707963267949) translate (20.003cm 18.046cm)" svg:viewBox="0 0 16937 15023" draw:points="0,15023 16937,15023 16937,0">
            <text:p/>
          </draw:polyline>
          <draw:polyline draw:z-index="25" draw:name="3点付きの多折線 25" draw:style-name="gr14" draw:text-style-name="P7" svg:width="3.999cm" svg:height="4.999cm" svg:x="13cm" svg:y="4cm" svg:viewBox="0 0 4000 5000" draw:points="0,0 4000,0 4000,5000">
            <text:p/>
          </draw:polyline>
          <draw:g draw:z-index="28">
            <draw:custom-shape draw:name="シェイプ 24" draw:style-name="gr3" draw:text-style-name="P3" svg:width="4cm" svg:height="1cm" svg:x="9.023cm" svg:y="16.98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5" draw:text-style-name="P5" svg:width="3.467cm" svg:height="0.933cm" svg:x="9.326cm" svg:y="17.019cm">
              <draw:text-box>
                <text:p text:style-name="P4"><text:span text:style-name="T1">最初のページ押下</text:span></text:p>
              </draw:text-box>
            </draw:frame>
          </draw:g>
          <draw:g draw:z-index="29">
            <draw:custom-shape draw:name="シェイプ 24" draw:style-name="gr3" draw:text-style-name="P3" svg:width="4cm" svg:height="1cm" svg:x="27.005cm" svg:y="16.9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5" draw:text-style-name="P5" svg:width="3.467cm" svg:height="0.933cm" svg:x="27.308cm" svg:y="17.018cm">
              <draw:text-box>
                <text:p text:style-name="P4"><text:span text:style-name="T1">最後のページ押下</text:span></text:p>
              </draw:text-box>
            </draw:frame>
          </draw:g>
          <draw:g draw:z-index="30">
            <draw:custom-shape draw:name="シェイプ 24" draw:style-name="gr3" draw:text-style-name="P3" svg:width="4cm" svg:height="1cm" svg:x="21.067cm" svg:y="16.9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5" draw:text-style-name="P5" svg:width="3.467cm" svg:height="0.933cm" svg:x="21.37cm" svg:y="17.018cm">
              <draw:text-box>
                <text:p text:style-name="P4"><text:span text:style-name="T1">次のページ押下</text:span></text:p>
              </draw:text-box>
            </draw:frame>
          </draw:g>
          <draw:g draw:z-index="31">
            <draw:custom-shape draw:name="シェイプ 24" draw:style-name="gr3" draw:text-style-name="P3" svg:width="4cm" svg:height="1cm" svg:x="15.044cm" svg:y="1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name="テキスト枠 1" draw:style-name="gr5" draw:text-style-name="P5" svg:width="3.467cm" svg:height="0.933cm" svg:x="15.347cm" svg:y="17.038cm">
              <draw:text-box>
                <text:p text:style-name="P4"><text:span text:style-name="T1">前のページ押下</text:span></text:p>
              </draw:text-box>
            </draw:frame>
          </draw:g>
          <draw:line draw:z-index="32" draw:name="垂直線 23" draw:style-name="gr29" draw:text-style-name="P14" svg:x1="17.002cm" svg:y1="15.959cm" svg:x2="17.002cm" svg:y2="17.002cm">
            <text:p/>
          </draw:line>
          <draw:line draw:z-index="33" draw:name="垂直線 42" draw:style-name="gr29" draw:text-style-name="P14" svg:x1="22.96cm" svg:y1="15.98cm" svg:x2="22.96cm" svg:y2="17.002cm">
            <text:p/>
          </draw:line>
          <draw:line draw:z-index="34" draw:name="垂直線 43" draw:style-name="gr29" draw:text-style-name="P14" svg:x1="28.983cm" svg:y1="16.002cm" svg:x2="28.983cm" svg:y2="17.066cm">
            <text:p/>
          </draw:line>
          <draw:polyline draw:z-index="35" draw:name="3点付きの多折線 29" draw:style-name="gr37" draw:text-style-name="P14" svg:width="22.024cm" svg:height="1.506cm" svg:x="13.001cm" svg:y="14.023cm" svg:viewBox="0 0 22025 1507" draw:points="0,0 22025,0 22025,1507">
            <text:p/>
          </draw:polyline>
          <draw:polyline draw:z-index="36" draw:name="4点付きの多折線 4" draw:style-name="gr31" draw:text-style-name="P14" svg:width="0.978cm" svg:height="18.022cm" draw:transform="rotate (-1.5707963267949) translate (29.025cm 17.98cm)" svg:viewBox="0 0 979 18023" draw:points="1,18023 979,18023 979,0 0,0">
            <text:p/>
          </draw:polyline>
          <draw:line draw:z-index="37" draw:name="垂直線 44" draw:style-name="gr31" draw:text-style-name="P14" svg:x1="17.002cm" svg:y1="17.98cm" svg:x2="17.002cm" svg:y2="18.98cm">
            <text:p/>
          </draw:line>
          <draw:line draw:z-index="38" draw:name="垂直線 45" draw:style-name="gr31" draw:text-style-name="P14" svg:x1="23.003cm" svg:y1="18.002cm" svg:x2="23.003cm" svg:y2="18.98cm">
            <text:p/>
          </draw:line>
          <draw:line draw:z-index="39" draw:name="垂直線 46" draw:style-name="gr29" draw:text-style-name="P14" svg:x1="20.025cm" svg:y1="18.98cm" svg:x2="20.025cm" svg:y2="20.002cm">
            <text:p/>
          </draw:line>
          <draw:line draw:z-index="46" draw:name="垂直線 47" draw:style-name="gr29" draw:text-style-name="P14" svg:x1="19.981cm" svg:y1="22.003cm" svg:x2="19.981cm" svg:y2="22.982cm">
            <text:p/>
          </draw:line>
          <draw:line draw:z-index="47" draw:name="垂直線 48" draw:style-name="gr29" draw:text-style-name="P14" svg:x1="20.003cm" svg:y1="25.003cm" svg:x2="20.003cm" svg:y2="26.024cm">
            <text:p/>
          </draw:line>
          <draw:line draw:z-index="48" draw:name="垂直線 49" draw:style-name="gr29" draw:text-style-name="P14" svg:x1="19.96cm" svg:y1="28.025cm" svg:x2="19.96cm" svg:y2="28.983cm">
            <text:p/>
          </draw:line>
          <draw:line draw:z-index="49" draw:name="垂直線 50" draw:style-name="gr29" draw:text-style-name="P14" svg:x1="19.981cm" svg:y1="31.004cm" svg:x2="19.981cm" svg:y2="32.004cm">
            <text:p/>
          </draw:line>
          <draw:line draw:z-index="50" draw:name="垂直線 51" draw:style-name="gr29" draw:text-style-name="P14" svg:x1="19.981cm" svg:y1="34.004cm" svg:x2="19.981cm" svg:y2="35.983cm">
            <text:p/>
          </draw:line>
          <draw:line draw:z-index="51" draw:name="水平線 14" draw:style-name="gr29" draw:text-style-name="P14" svg:x1="22.003cm" svg:y1="29.982cm" svg:x2="23.981cm" svg:y2="29.982cm">
            <text:p/>
          </draw:line>
          <draw:polyline draw:z-index="52" draw:name="3点付きの多折線 30" draw:style-name="gr29" draw:text-style-name="P14" svg:width="3.979cm" svg:height="8.001cm" svg:x="22.002cm" svg:y="20.982cm" svg:viewBox="0 0 3980 8002" draw:points="0,0 3980,0 3980,8002">
            <text:p/>
          </draw:polyline>
          <draw:polyline draw:z-index="53" draw:name="3点付きの多折線 31" draw:style-name="gr29" draw:text-style-name="P14" svg:width="1.999cm" svg:height="4cm" draw:transform="rotate (-1.5707963267949) translate (26.003cm 30.983cm)" svg:viewBox="0 0 2000 4001" draw:points="0,0 2000,0 2000,4001">
            <text:p/>
          </draw:polyline>
          <draw:polyline draw:z-index="58" draw:name="3点付きの多折線 32" draw:style-name="gr38" draw:text-style-name="P14" svg:width="1.018cm" svg:height="28.064cm" draw:transform="rotate (1.5707963267949) translate (4.98cm 17cm)" svg:viewBox="0 0 1019 28065" draw:points="0,0 1019,0 1019,28065">
            <text:p/>
          </draw:polyline>
        </table:shapes>
        <table:table-column table:style-name="co6" table:number-columns-repeated="39" table:default-cell-style-name="ce30"/>
        <table:table-column table:style-name="co6" table:number-columns-repeated="985"/>
        <table:table-row table:style-name="ro2">
          <table:table-cell table:number-columns-repeated="23"/>
          <table:table-cell table:style-name="ce46" office:value-type="string" calcext:value-type="string">
            <text:p>凡例</text:p>
          </table:table-cell>
          <table:table-cell table:style-name="ce50" table:number-columns-repeated="14"/>
          <table:table-cell table:style-name="ce59"/>
        </table:table-row>
        <table:table-row table:style-name="ro2">
          <table:table-cell table:number-columns-repeated="23"/>
          <table:table-cell table:style-name="ce47"/>
          <table:table-cell table:style-name="ce51"/>
          <table:table-cell table:style-name="ce54" office:value-type="string" calcext:value-type="string">
            <text:p>処理名：</text:p>
          </table:table-cell>
          <table:table-cell table:style-name="ce49" table:number-columns-repeated="6"/>
          <table:table-cell table:style-name="ce51"/>
          <table:table-cell table:style-name="ce54" office:value-type="string" calcext:value-type="string">
            <text:p>開始・終了：</text:p>
          </table:table-cell>
          <table:table-cell table:style-name="ce49" table:number-columns-repeated="4"/>
          <table:table-cell table:style-name="ce60"/>
        </table:table-row>
        <table:table-row table:style-name="ro2">
          <table:table-cell table:number-columns-repeated="11"/>
          <table:table-cell>
            <draw:line draw:z-index="17" draw:name="垂直線 27" draw:style-name="gr14" draw:text-style-name="P7" svg:x1="0cm" svg:y1="0cm" svg:x2="0cm" svg:y2="1cm">
              <text:p/>
            </draw:line>
          </table:table-cell>
          <table:table-cell table:number-columns-repeated="11"/>
          <table:table-cell table:style-name="ce47"/>
          <table:table-cell table:style-name="ce49" table:number-columns-repeated="14"/>
          <table:table-cell table:style-name="ce60"/>
        </table:table-row>
        <table:table-row table:style-name="ro2">
          <table:table-cell table:number-columns-repeated="13"/>
          <table:table-cell>
            <draw:frame draw:z-index="26" draw:name="テキスト枠 34" draw:style-name="gr12" draw:text-style-name="P5" svg:width="0.489cm" svg:height="0.467cm" svg:x="0cm" svg:y="0.401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9"/>
          <table:table-cell table:style-name="ce47"/>
          <table:table-cell table:style-name="ce52"/>
          <table:table-cell table:style-name="ce55" office:value-type="string" calcext:value-type="string">
            <text:p>ボタン押下：</text:p>
          </table:table-cell>
          <table:table-cell table:style-name="ce49" table:number-columns-repeated="6"/>
          <table:table-cell table:style-name="ce51"/>
          <table:table-cell table:style-name="ce54" office:value-type="string" calcext:value-type="string">
            <text:p>開始・終了：</text:p>
          </table:table-cell>
          <table:table-cell table:style-name="ce49" table:number-columns-repeated="4"/>
          <table:table-cell table:style-name="ce60"/>
        </table:table-row>
        <table:table-row table:style-name="ro2">
          <table:table-cell table:number-columns-repeated="16"/>
          <table:table-cell table:style-name="ce45"/>
          <table:table-cell table:number-columns-repeated="6"/>
          <table:table-cell table:style-name="ce47"/>
          <table:table-cell table:style-name="ce49" table:number-columns-repeated="14"/>
          <table:table-cell table:style-name="ce60"/>
        </table:table-row>
        <table:table-row table:style-name="ro2">
          <table:table-cell table:number-columns-repeated="11"/>
          <table:table-cell>
            <draw:line draw:z-index="18" draw:name="垂直線 28" draw:style-name="gr14" draw:text-style-name="P7" svg:x1="0cm" svg:y1="0cm" svg:x2="0cm" svg:y2="1cm">
              <text:p/>
            </draw:line>
            <draw:frame draw:z-index="24" draw:name="テキスト枠 33" draw:style-name="gr12" draw:text-style-name="P5" svg:width="0.531cm" svg:height="0.467cm" svg:x="0.101cm" svg:y="0.10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1"/>
          <table:table-cell table:style-name="ce47"/>
          <table:table-cell table:style-name="ce52"/>
          <table:table-cell table:style-name="ce55" office:value-type="string" calcext:value-type="string">
            <text:p>処理の流れ：</text:p>
          </table:table-cell>
          <table:table-cell table:style-name="ce49" table:number-columns-repeated="6"/>
          <table:table-cell table:style-name="ce58"/>
          <table:table-cell table:style-name="ce54" office:value-type="string" calcext:value-type="string">
            <text:p>条件：</text:p>
          </table:table-cell>
          <table:table-cell table:style-name="ce49" table:number-columns-repeated="4"/>
          <table:table-cell table:style-name="ce60"/>
        </table:table-row>
        <table:table-row table:style-name="ro2">
          <table:table-cell table:number-columns-repeated="9"/>
          <table:table-cell>
            <draw:custom-shape draw:z-index="3" draw:name="シェイプ 41" draw:style-name="gr17" draw:text-style-name="P9" svg:width="4cm" svg:height="2cm" svg:x="-0.001cm" svg:y="-0.001cm">
              <text:p text:style-name="P1"><text:span text:style-name="T1">部署情報</text:span></text:p>
              <text:p text:style-name="P1"><text:span text:style-name="T1">の取得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3"/>
          <table:table-cell table:style-name="ce47"/>
          <table:table-cell table:style-name="ce49" table:number-columns-repeated="14"/>
          <table:table-cell table:style-name="ce60"/>
        </table:table-row>
        <table:table-row table:style-name="ro2">
          <table:table-cell table:number-columns-repeated="23"/>
          <table:table-cell table:style-name="ce48"/>
          <table:table-cell table:style-name="ce53"/>
          <table:table-cell table:style-name="ce56"/>
          <table:table-cell table:style-name="ce57" table:number-columns-repeated="12"/>
          <table:table-cell table:style-name="ce61"/>
        </table:table-row>
        <table:table-row table:style-name="ro2">
          <table:table-cell table:number-columns-repeated="11"/>
          <table:table-cell>
            <draw:line draw:z-index="19" draw:name="垂直線 29" draw:style-name="gr14" draw:text-style-name="P7" svg:x1="0cm" svg:y1="0cm" svg:x2="0cm" svg:y2="1cm">
              <text:p/>
            </draw:line>
          </table:table-cell>
          <table:table-cell table:number-columns-repeated="11"/>
          <table:table-cell table:style-name="ce49" table:number-columns-repeated="16"/>
        </table:table-row>
        <table:table-row table:style-name="ro2">
          <table:table-cell table:number-columns-repeated="9"/>
          <table:table-cell>
            <draw:custom-shape draw:z-index="14" draw:name="シェイプ 55" draw:style-name="gr2" draw:text-style-name="P2" svg:width="4cm" svg:height="2cm" svg:x="-0.001cm" svg:y="-0.001cm">
              <text:p text:style-name="P1"><text:span text:style-name="T1">操作権限</text:span></text:p>
              <text:p text:style-name="P1"><text:span text:style-name="T1">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3"/>
          <table:table-cell>
            <draw:frame draw:z-index="27" draw:name="テキスト枠 35" draw:style-name="gr12" draw:text-style-name="P5" svg:width="0.489cm" svg:height="0.467cm" svg:x="0cm" svg:y="0.401cm">
              <draw:text-box>
                <text:p text:style-name="P4"><text:span text:style-name="T1">無</text:span></text:p>
              </draw:text-box>
            </draw:frame>
          </table:table-cell>
          <table:table-cell/>
          <table:table-cell>
            <draw:custom-shape draw:z-index="4" draw:name="シェイプ 42" draw:style-name="gr17" draw:text-style-name="P9" svg:width="4cm" svg:height="2cm" svg:x="-0.002cm" svg:y="-0.001cm">
              <text:p text:style-name="P1"><text:span text:style-name="T1">フォーム・ボタン</text:span></text:p>
              <text:p text:style-name="P1"><text:span text:style-name="T1">の無効化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3"/>
        </table:table-row>
        <table:table-row table:style-name="ro2">
          <table:table-cell table:number-columns-repeated="13"/>
          <table:table-cell>
            <draw:line draw:z-index="20" draw:name="垂直線 41" draw:style-name="gr14" draw:text-style-name="P7" svg:x1="-0.001cm" svg:y1="0cm" svg:x2="1.999cm" svg:y2="0cm">
              <text:p/>
            </draw:line>
          </table:table-cell>
          <table:table-cell table:number-columns-repeated="25"/>
        </table:table-row>
        <table:table-row table:style-name="ro2">
          <table:table-cell table:number-columns-repeated="11"/>
          <table:table-cell>
            <draw:line draw:z-index="15" draw:name="垂直線 24" draw:style-name="gr14" draw:text-style-name="P7" svg:x1="0cm" svg:y1="0cm" svg:x2="0cm" svg:y2="2cm">
              <text:p/>
            </draw:line>
            <draw:frame draw:z-index="23" draw:name="テキスト枠 32" draw:style-name="gr12" draw:text-style-name="P5" svg:width="0.531cm" svg:height="0.467cm" svg:x="0.101cm" svg:y="0.10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27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9"/>
          <table:table-cell>
            <draw:custom-shape draw:z-index="5" draw:name="シェイプ 43" draw:style-name="gr17" draw:text-style-name="P9" svg:width="4cm" svg:height="2cm" svg:x="-0.001cm" svg:y="-0.002cm">
              <text:p text:style-name="P1"><text:span text:style-name="T1">初期表示画面</text:span></text:p>
              <text:p text:style-name="P1"><text:span text:style-name="T1">の表示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9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11"/>
          <table:table-cell>
            <draw:line draw:z-index="16" draw:name="垂直線 25" draw:style-name="gr14" draw:text-style-name="P7" svg:x1="0cm" svg:y1="-0.001cm" svg:x2="0cm" svg:y2="1.999cm">
              <text:p/>
            </draw:line>
          </table:table-cell>
          <table:table-cell table:number-columns-repeated="27"/>
        </table:table-row>
        <table:table-row table:style-name="ro2" table:number-rows-repeated="4">
          <table:table-cell table:number-columns-repeated="39"/>
        </table:table-row>
        <table:table-row table:style-name="ro2">
          <table:table-cell table:number-columns-repeated="18"/>
          <table:table-cell>
            <draw:custom-shape draw:z-index="40" draw:name="シェイプ 37" draw:style-name="gr2" draw:text-style-name="P2" svg:width="4cm" svg:height="2cm" svg:x="0cm" svg:y="-0.001cm">
              <text:p text:style-name="P1"><text:span text:style-name="T1">参照権限</text:span></text:p>
              <text:p text:style-name="P1"><text:span text:style-name="T1">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3"/>
          <table:table-cell>
            <draw:frame draw:z-index="54" draw:name="テキスト枠 44" draw:style-name="gr12" draw:text-style-name="P5" svg:width="0.489cm" svg:height="0.467cm" svg:x="0.001cm" svg:y="0.401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16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20"/>
          <table:table-cell>
            <draw:frame draw:z-index="56" draw:name="テキスト枠 46" draw:style-name="gr12" draw:text-style-name="P5" svg:width="0.531cm" svg:height="0.467cm" svg:x="0.1cm" svg:y="0.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8"/>
        </table:table-row>
        <table:table-row table:style-name="ro2">
          <table:table-cell table:number-columns-repeated="18"/>
          <table:table-cell>
            <draw:custom-shape draw:z-index="41" draw:name="シェイプ 57" draw:style-name="gr17" draw:text-style-name="P9" svg:width="4cm" svg:height="2cm" svg:x="0cm" svg:y="0cm">
              <text:p text:style-name="P1"><text:span text:style-name="T1">部署情報</text:span></text:p>
              <text:p text:style-name="P1"><text:span text:style-name="T1">の取得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0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18"/>
          <table:table-cell>
            <draw:custom-shape draw:z-index="44" draw:name="シェイプ 60" draw:style-name="gr17" draw:text-style-name="P9" svg:width="4cm" svg:height="2cm" svg:x="0cm" svg:y="0cm">
              <text:p text:style-name="P1"><text:span text:style-name="T1">ページ遷移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0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17"/>
          <table:table-cell>
            <draw:custom-shape draw:z-index="42" draw:name="シェイプ 58" draw:style-name="gr2" draw:text-style-name="P2" svg:width="4cm" svg:height="2cm" svg:x="0.979cm" svg:y="0.979cm">
              <text:p text:style-name="P1"><text:span text:style-name="T1">操作権限</text:span></text:p>
              <text:p text:style-name="P1"><text:span text:style-name="T1">の有無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6"/>
          <table:table-cell>
            <draw:custom-shape draw:z-index="43" draw:name="シェイプ 59" draw:style-name="gr17" draw:text-style-name="P9" svg:width="4cm" svg:height="2cm" svg:x="0.021cm" svg:y="0.979cm">
              <text:p text:style-name="P1"><text:span text:style-name="T1">フォーム・ボタン</text:span></text:p>
              <text:p text:style-name="P1"><text:span text:style-name="T1">の無効化処理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4"/>
        </table:table-row>
        <table:table-row table:style-name="ro2">
          <table:table-cell table:number-columns-repeated="22"/>
          <table:table-cell>
            <draw:frame draw:z-index="55" draw:name="テキスト枠 45" draw:style-name="gr12" draw:text-style-name="P5" svg:width="0.489cm" svg:height="0.467cm" svg:x="0.001cm" svg:y="0.501cm">
              <draw:text-box>
                <text:p text:style-name="P4"><text:span text:style-name="T1">無</text:span></text:p>
              </draw:text-box>
            </draw:frame>
          </table:table-cell>
          <table:table-cell table:number-columns-repeated="16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20"/>
          <table:table-cell>
            <draw:frame draw:z-index="57" draw:name="テキスト枠 47" draw:style-name="gr12" draw:text-style-name="P5" svg:width="0.531cm" svg:height="0.467cm" svg:x="0.1cm" svg:y="0.1cm">
              <draw:text-box>
                <text:p text:style-name="P4"><text:span text:style-name="T1">有</text:span></text:p>
              </draw:text-box>
            </draw:frame>
          </table:table-cell>
          <table:table-cell table:number-columns-repeated="18"/>
        </table:table-row>
        <table:table-row table:style-name="ro2">
          <table:table-cell table:number-columns-repeated="18"/>
          <table:table-cell>
            <draw:custom-shape draw:z-index="45" draw:name="シェイプ 61" draw:style-name="gr17" draw:text-style-name="P9" svg:width="4cm" svg:height="2cm" svg:x="0cm" svg:y="0cm">
              <text:p text:style-name="P1"><text:span text:style-name="T1">部署情報画面</text:span></text:p>
              <text:p text:style-name="P1"><text:span text:style-name="T1">の表示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0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17"/>
          <table:table-cell>
            <draw:custom-shape draw:z-index="1" draw:name="シェイプ 39" draw:style-name="gr1" draw:text-style-name="P2" svg:width="4cm" svg:height="1cm" svg:x="0.978cm" svg:y="0.954cm">
              <text:p text:style-name="P1"><text:span text:style-name="T1">終了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21"/>
        </table:table-row>
        <table:table-row table:style-name="ro2" table:number-rows-repeated="1048539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Triangle" svg:viewBox="0 0 1013 1130" svg:d="M1009 1050l-449-1008-22-30-29-12-34 12-21 26-449 1012-5 13v8l5 21 12 21 17 13 21 4h903l21-4 21-13 9-21 4-21v-8z"/>
    <draw:marker draw:name="線の終点_20_1" draw:display-name="線の終点 1" svg:viewBox="0 0 1013 1130" svg:d="M1009 1050l-449-1008-22-30-29-12-34 12-21 26-449 1012-5 13v8l5 21 12 21 17 13 21 4h903l21-4 21-13 9-21 4-21v-8z"/>
    <draw:marker draw:name="線の終点_20_2" draw:display-name="線の終点 2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1:04:00.631000000</meta:creation-date>
    <dc:date>2023-06-15T14:40:03.851000000</dc:date>
    <meta:editing-duration>PT13H59M59S</meta:editing-duration>
    <meta:editing-cycles>39</meta:editing-cycles>
    <meta:generator>LibreOffice/7.4.7.2$Windows_X86_64 LibreOffice_project/723314e595e8007d3cf785c16538505a1c878ca5</meta:generator>
    <meta:document-statistic meta:table-count="4" meta:cell-count="59" meta:object-count="173"/>
  </office:meta>
</office:document-meta>
</file>